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99"/>
    <style:style style:name="ce4" style:family="table-cell" style:parent-style-name="Draaitabel_20_hoek">
      <style:table-cell-properties fo:border-bottom="none" fo:border-left="2.01pt solid #000000" fo:border-right="none" fo:border-top="2.01pt solid #000000"/>
    </style:style>
    <style:style style:name="ce5" style:family="table-cell" style:parent-style-name="Draaitabel_20_hoek">
      <style:table-cell-properties fo:border-bottom="none" fo:border-left="2.01pt solid #000000" fo:border-right="none" fo:border-top="none"/>
    </style:style>
    <style:style style:name="ce6" style:family="table-cell" style:parent-style-name="Draaitabel_20_v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Draaitabel_20_categorie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Draaitabel_20_titel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raaitabel_20_hoek">
      <style:table-cell-properties fo:border-bottom="none" fo:border-left="none" fo:border-right="0.99pt solid #000000" fo:border-top="2.01pt solid #000000"/>
    </style:style>
    <style:style style:name="ce11" style:family="table-cell" style:parent-style-name="Draaitabel_20_hoek">
      <style:table-cell-properties fo:border-bottom="none" fo:border-left="none" fo:border-right="0.99pt solid #000000" fo:border-top="none"/>
    </style:style>
    <style:style style:name="ce12" style:family="table-cell" style:parent-style-name="Draaitabel_20_veld">
      <style:table-cell-properties fo:border="0.99pt solid #000000"/>
    </style:style>
    <style:style style:name="ce13" style:family="table-cell" style:parent-style-name="Draaitabel_20_categorie">
      <style:table-cell-properties fo:border="0.99pt solid #000000"/>
    </style:style>
    <style:style style:name="ce14" style:family="table-cell" style:parent-style-name="Draaitabel_20_titel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Draaitabel_20_v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Draaitabel_20_categorie" style:data-style-name="N99">
      <style:table-cell-properties fo:border-bottom="none" fo:border-left="0.99pt solid #000000" fo:border-right="none" fo:border-top="none"/>
    </style:style>
    <style:style style:name="ce17" style:family="table-cell" style:parent-style-name="Draaitabel_20_categorie">
      <style:table-cell-properties fo:border-bottom="0.99pt solid #000000" fo:border-left="0.99pt solid #000000" fo:border-right="none" fo:border-top="none"/>
    </style:style>
    <style:style style:name="ce18" style:family="table-cell" style:parent-style-name="Draaitabel_20_waarde">
      <style:table-cell-properties fo:border="0.99pt solid #000000"/>
    </style:style>
    <style:style style:name="ce19" style:family="table-cell" style:parent-style-name="Draaitabel_20_waarde" style:data-style-name="N41">
      <style:table-cell-properties fo:border="0.99pt solid #000000"/>
    </style:style>
    <style:style style:name="ce20" style:family="table-cell" style:parent-style-name="Draaitabel_20_resultaat" style:data-style-name="N41">
      <style:table-cell-properties fo:border-bottom="2.01pt solid #000000" fo:border-left="0.99pt solid #000000" fo:border-right="0.99pt solid #000000" fo:border-top="0.99pt solid #000000"/>
    </style:style>
    <style:style style:name="ce21" style:family="table-cell" style:parent-style-name="Draaitabel_20_categorie" style:data-style-name="N99"/>
    <style:style style:name="ce22" style:family="table-cell" style:parent-style-name="Draaitabel_20_categorie">
      <style:table-cell-properties fo:border-bottom="0.99pt solid #000000" fo:border-left="none" fo:border-right="none" fo:border-top="none"/>
    </style:style>
    <style:style style:name="ce23" style:family="table-cell" style:parent-style-name="Draaitabel_20_hoek">
      <style:table-cell-properties fo:border-bottom="none" fo:border-left="none" fo:border-right="2.01pt solid #000000" fo:border-top="2.01pt solid #000000"/>
    </style:style>
    <style:style style:name="ce24" style:family="table-cell" style:parent-style-name="Draaitabel_20_titel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Draaitabel_20_titel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Draaitabel_20_resultaat" style:data-style-name="N41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Draaitabel_20_resultaat" style:data-style-name="N41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raaitabel_20_categorie" style:data-style-name="N10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Draaitabel_20_categorie">
      <style:table-cell-properties fo:border-bottom="none" fo:border-left="2.01pt solid #000000" fo:border-right="0.99pt solid #000000" fo:border-top="none"/>
    </style:style>
    <style:style style:name="ce30" style:family="table-cell" style:parent-style-name="Draaitabel_20_categorie">
      <style:table-cell-properties fo:border-bottom="0.99pt solid #000000" fo:border-left="2.01pt solid #000000" fo:border-right="0.99pt solid #000000" fo:border-top="none"/>
    </style:style>
    <style:style style:name="ce31" style:family="table-cell" style:parent-style-name="Draaitabel_20_hoek">
      <style:table-cell-properties fo:border-bottom="none" fo:border-left="none" fo:border-right="none" fo:border-top="2.01pt solid #000000"/>
    </style:style>
    <style:style style:name="ce32" style:family="table-cell" style:parent-style-name="Draaitabel_20_categorie">
      <style:table-cell-properties fo:border-bottom="none" fo:border-left="0.99pt solid #000000" fo:border-right="0.99pt solid #000000" fo:border-top="0.99pt solid #000000"/>
    </style:style>
    <style:style style:name="ce33" style:family="table-cell" style:parent-style-name="Draaitabel_20_categorie">
      <style:table-cell-properties fo:border-bottom="none" fo:border-left="0.99pt solid #000000" fo:border-right="0.99pt solid #000000" fo:border-top="none"/>
    </style:style>
    <style:style style:name="ce34" style:family="table-cell" style:parent-style-name="Draaitabel_20_categorie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Draaitabel_20_titel">
      <style:table-cell-properties fo:border-bottom="2.01pt solid #000000" fo:border-left="none" fo:border-right="none" fo:border-top="0.99pt solid #000000"/>
    </style:style>
    <style:style style:name="gr1" style:family="graphic">
      <style:graphic-properties draw:marker-start="Pijlpunten_20_1" draw:marker-start-width="0.2cm" draw:marker-start-center="false" draw:fill="solid" draw:fill-color="#ffffc0" draw:auto-grow-height="true" draw:auto-grow-width="false" fo:min-height="4.58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Employee Name</text:p>
          </table:table-cell>
          <table:table-cell office:value-type="string">
            <text:p>LoginID</text:p>
          </table:table-cell>
          <table:table-cell office:value-type="string">
            <text:p>Project Name</text:p>
          </table:table-cell>
          <table:table-cell office:value-type="string">
            <text:p>Task Name</text:p>
          </table:table-cell>
          <table:table-cell office:value-type="string">
            <text:p>StartDate</text:p>
          </table:table-cell>
          <table:table-cell office:value-type="string">
            <text:p>TimeSpent</text:p>
          </table:table-cell>
          <table:table-cell office:value-type="string">
            <text:p>Billable</text:p>
          </table:table-cell>
          <table:table-cell office:value-type="string">
            <text:p>WBSO</text:p>
          </table:table-cell>
          <table:table-cell office:value-type="string">
            <text:p>Additional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2-07-16">
            <text:p>16-07-12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2-07-17">
            <text:p>17-07-12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ED-01-11</text:p>
          </table:table-cell>
          <table:table-cell office:value-type="string">
            <text:p>Sales</text:p>
          </table:table-cell>
          <table:table-cell table:style-name="ce1" office:value-type="date" office:date-value="2012-07-24">
            <text:p>24-07-12</text:p>
          </table:table-cell>
          <table:table-cell table:style-name="ce2" office:value-type="time" office:time-value="PT01H30M00S">
            <text:p>01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verification</text:p>
          </table:table-cell>
          <table:table-cell table:style-name="ce1" office:value-type="date" office:date-value="2012-08-29">
            <text:p>29-08-12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Support</text:p>
          </table:table-cell>
          <table:table-cell table:style-name="ce1" office:value-type="date" office:date-value="2012-09-26">
            <text:p>26-09-12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ED-01-11</text:p>
          </table:table-cell>
          <table:table-cell office:value-type="string">
            <text:p>Quotation</text:p>
          </table:table-cell>
          <table:table-cell table:style-name="ce1" office:value-type="date" office:date-value="2012-11-05">
            <text:p>05-11-12</text:p>
          </table:table-cell>
          <table:table-cell table:style-name="ce2" office:value-type="time" office:time-value="PT01H45M00S">
            <text:p>01:45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2-11-07">
            <text:p>07-11-12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2-11-09">
            <text:p>09-11-12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2-11-30">
            <text:p>30-11-12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2-12-05">
            <text:p>05-12-12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2-12-07">
            <text:p>07-12-12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ED-01-11</text:p>
          </table:table-cell>
          <table:table-cell office:value-type="string">
            <text:p>Production support</text:p>
          </table:table-cell>
          <table:table-cell table:style-name="ce1" office:value-type="date" office:date-value="2012-12-18">
            <text:p>18-12-12</text:p>
          </table:table-cell>
          <table:table-cell table:style-name="ce2" office:value-type="time" office:time-value="PT02H30M00S">
            <text:p>02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ED-01-09</text:p>
          </table:table-cell>
          <table:table-cell office:value-type="string">
            <text:p>Hardware development</text:p>
          </table:table-cell>
          <table:table-cell table:style-name="ce1" office:value-type="date" office:date-value="2012-12-18">
            <text:p>18-12-12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ED-01-09</text:p>
          </table:table-cell>
          <table:table-cell office:value-type="string">
            <text:p>Hardware development</text:p>
          </table:table-cell>
          <table:table-cell table:style-name="ce1" office:value-type="date" office:date-value="2012-12-19">
            <text:p>19-12-12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0</text:p>
          </table:table-cell>
          <table:table-cell office:value-type="string">
            <text:p>Hardware development</text:p>
          </table:table-cell>
          <table:table-cell table:style-name="ce1" office:value-type="date" office:date-value="2012-12-20">
            <text:p>20-12-12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ED-01-09</text:p>
          </table:table-cell>
          <table:table-cell office:value-type="string">
            <text:p>Hardware development</text:p>
          </table:table-cell>
          <table:table-cell table:style-name="ce1" office:value-type="date" office:date-value="2012-12-21">
            <text:p>21-12-12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03">
            <text:p>03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ED-01-09</text:p>
          </table:table-cell>
          <table:table-cell office:value-type="string">
            <text:p>Hardware development</text:p>
          </table:table-cell>
          <table:table-cell table:style-name="ce1" office:value-type="date" office:date-value="2013-01-03">
            <text:p>03-01-13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04">
            <text:p>04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ED-01-09</text:p>
          </table:table-cell>
          <table:table-cell office:value-type="string">
            <text:p>Hardware development</text:p>
          </table:table-cell>
          <table:table-cell table:style-name="ce1" office:value-type="date" office:date-value="2013-01-07">
            <text:p>07-01-13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3-1</text:p>
          </table:table-cell>
          <table:table-cell office:value-type="string">
            <text:p>Ex Consultancy</text:p>
          </table:table-cell>
          <table:table-cell table:style-name="ce1" office:value-type="date" office:date-value="2013-01-09">
            <text:p>09-01-13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17">
            <text:p>17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19">
            <text:p>19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21">
            <text:p>21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22">
            <text:p>22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1-22">
            <text:p>22-01-13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23">
            <text:p>23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1-23">
            <text:p>23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Travel</text:p>
          </table:table-cell>
          <table:table-cell table:style-name="ce1" office:value-type="date" office:date-value="2013-01-24">
            <text:p>24-01-13</text:p>
          </table:table-cell>
          <table:table-cell table:style-name="ce2" office:value-type="time" office:time-value="PT00H30M00S">
            <text:p>00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1-24">
            <text:p>24-01-13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1-25">
            <text:p>25-01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1-30">
            <text:p>30-01-13</text:p>
          </table:table-cell>
          <table:table-cell table:style-name="ce2" office:value-type="time" office:time-value="PT00H15M00S">
            <text:p>00:15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Ex Consultancy</text:p>
          </table:table-cell>
          <table:table-cell table:style-name="ce1" office:value-type="date" office:date-value="2013-02-04">
            <text:p>04-02-13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2-05">
            <text:p>05-02-13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Quotation</text:p>
          </table:table-cell>
          <table:table-cell table:style-name="ce1" office:value-type="date" office:date-value="2013-02-05">
            <text:p>05-02-13</text:p>
          </table:table-cell>
          <table:table-cell table:style-name="ce2" office:value-type="time" office:time-value="PT05H00M00S">
            <text:p>05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2-05">
            <text:p>05-02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2-06">
            <text:p>06-02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07">
            <text:p>07-02-13</text:p>
          </table:table-cell>
          <table:table-cell table:style-name="ce2" office:value-type="time" office:time-value="PT04H00M00S">
            <text:p>04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08">
            <text:p>08-02-13</text:p>
          </table:table-cell>
          <table:table-cell table:style-name="ce2" office:value-type="time" office:time-value="PT04H00M00S">
            <text:p>04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11">
            <text:p>11-02-13</text:p>
          </table:table-cell>
          <table:table-cell table:style-name="ce2" office:value-type="time" office:time-value="PT02H00M00S">
            <text:p>02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12">
            <text:p>12-02-13</text:p>
          </table:table-cell>
          <table:table-cell table:style-name="ce2" office:value-type="time" office:time-value="PT02H00M00S">
            <text:p>02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2-15">
            <text:p>15-02-13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ED-01-11</text:p>
          </table:table-cell>
          <table:table-cell office:value-type="string">
            <text:p>Billing</text:p>
          </table:table-cell>
          <table:table-cell table:style-name="ce1" office:value-type="date" office:date-value="2013-02-19">
            <text:p>19-02-13</text:p>
          </table:table-cell>
          <table:table-cell table:style-name="ce2" office:value-type="time" office:time-value="PT01H30M00S">
            <text:p>01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2-19">
            <text:p>19-02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Quotation</text:p>
          </table:table-cell>
          <table:table-cell table:style-name="ce1" office:value-type="date" office:date-value="2013-02-19">
            <text:p>19-02-13</text:p>
          </table:table-cell>
          <table:table-cell table:style-name="ce2" office:value-type="time" office:time-value="PT01H30M00S">
            <text:p>01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22">
            <text:p>22-02-13</text:p>
          </table:table-cell>
          <table:table-cell table:style-name="ce2" office:value-type="time" office:time-value="PT08H00M00S">
            <text:p>08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25">
            <text:p>25-02-13</text:p>
          </table:table-cell>
          <table:table-cell table:style-name="ce2" office:value-type="time" office:time-value="PT08H00M00S">
            <text:p>08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3-1</text:p>
          </table:table-cell>
          <table:table-cell office:value-type="string">
            <text:p>Hardware Consultancy</text:p>
          </table:table-cell>
          <table:table-cell table:style-name="ce1" office:value-type="date" office:date-value="2013-02-26">
            <text:p>26-02-13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26">
            <text:p>26-02-13</text:p>
          </table:table-cell>
          <table:table-cell table:style-name="ce2" office:value-type="time" office:time-value="PT02H00M00S">
            <text:p>02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2-26">
            <text:p>26-02-13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27">
            <text:p>27-02-13</text:p>
          </table:table-cell>
          <table:table-cell table:style-name="ce2" office:value-type="time" office:time-value="PT08H00M00S">
            <text:p>08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Production support</text:p>
          </table:table-cell>
          <table:table-cell table:style-name="ce1" office:value-type="date" office:date-value="2013-02-28">
            <text:p>28-02-13</text:p>
          </table:table-cell>
          <table:table-cell table:style-name="ce2" office:value-type="time" office:time-value="PT05H30M00S">
            <text:p>05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2-28">
            <text:p>28-02-13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3-01">
            <text:p>01-03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Travel</text:p>
          </table:table-cell>
          <table:table-cell table:style-name="ce1" office:value-type="date" office:date-value="2013-03-04">
            <text:p>04-03-13</text:p>
          </table:table-cell>
          <table:table-cell table:style-name="ce2" office:value-type="time" office:time-value="PT03H30M00S">
            <text:p>03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3-05">
            <text:p>05-03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2-1</text:p>
          </table:table-cell>
          <table:table-cell office:value-type="string">
            <text:p>Ex Consultancy</text:p>
          </table:table-cell>
          <table:table-cell table:style-name="ce1" office:value-type="date" office:date-value="2013-03-06">
            <text:p>06-03-13</text:p>
          </table:table-cell>
          <table:table-cell table:style-name="ce2" office:value-type="time" office:time-value="PT01H30M00S">
            <text:p>01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3-1</text:p>
          </table:table-cell>
          <table:table-cell office:value-type="string">
            <text:p>Ex Consultancy</text:p>
          </table:table-cell>
          <table:table-cell table:style-name="ce1" office:value-type="date" office:date-value="2013-03-07">
            <text:p>07-03-13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PCT-01-1</text:p>
          </table:table-cell>
          <table:table-cell office:value-type="string">
            <text:p>Billing</text:p>
          </table:table-cell>
          <table:table-cell table:style-name="ce1" office:value-type="date" office:date-value="2013-03-08">
            <text:p>08-03-13</text:p>
          </table:table-cell>
          <table:table-cell table:style-name="ce2" office:value-type="time" office:time-value="PT03H30M00S">
            <text:p>03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3-1</text:p>
          </table:table-cell>
          <table:table-cell office:value-type="string">
            <text:p>Ex Consultancy</text:p>
          </table:table-cell>
          <table:table-cell table:style-name="ce1" office:value-type="date" office:date-value="2013-03-08">
            <text:p>08-03-13</text:p>
          </table:table-cell>
          <table:table-cell table:style-name="ce2" office:value-type="time" office:time-value="PT01H45M00S">
            <text:p>01:45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2-1</text:p>
          </table:table-cell>
          <table:table-cell office:value-type="string">
            <text:p>Ex Consultancy</text:p>
          </table:table-cell>
          <table:table-cell table:style-name="ce1" office:value-type="date" office:date-value="2013-03-08">
            <text:p>08-03-13</text:p>
          </table:table-cell>
          <table:table-cell table:style-name="ce2" office:value-type="time" office:time-value="PT01H00M00S">
            <text:p>01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3-1</text:p>
          </table:table-cell>
          <table:table-cell office:value-type="string">
            <text:p>Ex Consultancy</text:p>
          </table:table-cell>
          <table:table-cell table:style-name="ce1" office:value-type="date" office:date-value="2013-03-12">
            <text:p>12-03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2-1</text:p>
          </table:table-cell>
          <table:table-cell office:value-type="string">
            <text:p>Hardware Consultancy</text:p>
          </table:table-cell>
          <table:table-cell table:style-name="ce1" office:value-type="date" office:date-value="2013-03-12">
            <text:p>12-03-13</text:p>
          </table:table-cell>
          <table:table-cell table:style-name="ce2" office:value-type="time" office:time-value="PT05H00M00S">
            <text:p>05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3-1</text:p>
          </table:table-cell>
          <table:table-cell office:value-type="string">
            <text:p>Ex Consultancy</text:p>
          </table:table-cell>
          <table:table-cell table:style-name="ce1" office:value-type="date" office:date-value="2013-03-13">
            <text:p>13-03-13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11</text:p>
          </table:table-cell>
          <table:table-cell office:value-type="string">
            <text:p>Software development</text:p>
          </table:table-cell>
          <table:table-cell table:style-name="ce1" office:value-type="date" office:date-value="2013-03-15">
            <text:p>15-03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3-18">
            <text:p>18-03-13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3-19">
            <text:p>19-03-13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HPS-01-1</text:p>
          </table:table-cell>
          <table:table-cell office:value-type="string">
            <text:p>Hardware Consultancy</text:p>
          </table:table-cell>
          <table:table-cell table:style-name="ce1" office:value-type="date" office:date-value="2013-03-19">
            <text:p>19-03-13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HPS-01-1</text:p>
          </table:table-cell>
          <table:table-cell office:value-type="string">
            <text:p>Hardware Consultancy</text:p>
          </table:table-cell>
          <table:table-cell table:style-name="ce1" office:value-type="date" office:date-value="2013-03-20">
            <text:p>20-03-13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3-20">
            <text:p>20-03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ED-01-09</text:p>
          </table:table-cell>
          <table:table-cell office:value-type="string">
            <text:p>Software development</text:p>
          </table:table-cell>
          <table:table-cell table:style-name="ce1" office:value-type="date" office:date-value="2013-03-22">
            <text:p>22-03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3-26">
            <text:p>26-03-13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Travel</text:p>
          </table:table-cell>
          <table:table-cell table:style-name="ce1" office:value-type="date" office:date-value="2013-03-26">
            <text:p>26-03-13</text:p>
          </table:table-cell>
          <table:table-cell table:style-name="ce2" office:value-type="time" office:time-value="PT00H30M00S">
            <text:p>00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HPS-01-1</text:p>
          </table:table-cell>
          <table:table-cell office:value-type="string">
            <text:p>Ex Consultancy</text:p>
          </table:table-cell>
          <table:table-cell table:style-name="ce1" office:value-type="date" office:date-value="2013-03-27">
            <text:p>27-03-13</text:p>
          </table:table-cell>
          <table:table-cell table:style-name="ce2" office:value-type="time" office:time-value="PT04H15M00S">
            <text:p>04:15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2">
            <text:p>02-04-13</text:p>
          </table:table-cell>
          <table:table-cell table:style-name="ce2" office:value-type="time" office:time-value="PT01H00M00S">
            <text:p>01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2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2">
            <text:p>02-04-13</text:p>
          </table:table-cell>
          <table:table-cell table:style-name="ce2" office:value-type="time" office:time-value="PT06H30M00S">
            <text:p>06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2">
            <text:p>02-04-13</text:p>
          </table:table-cell>
          <table:table-cell table:style-name="ce2" office:value-type="time" office:time-value="PT05H00M00S">
            <text:p>05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4-03">
            <text:p>03-04-13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3">
            <text:p>03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3">
            <text:p>03-04-13</text:p>
          </table:table-cell>
          <table:table-cell table:style-name="ce2" office:value-type="time" office:time-value="PT07H30M00S">
            <text:p>07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4">
            <text:p>04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Travel</text:p>
          </table:table-cell>
          <table:table-cell table:style-name="ce1" office:value-type="date" office:date-value="2013-04-04">
            <text:p>04-04-13</text:p>
          </table:table-cell>
          <table:table-cell table:style-name="ce2" office:value-type="time" office:time-value="PT02H00M00S">
            <text:p>02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4">
            <text:p>04-04-13</text:p>
          </table:table-cell>
          <table:table-cell table:style-name="ce2" office:value-type="time" office:time-value="PT01H30M00S">
            <text:p>01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4">
            <text:p>04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2-1</text:p>
          </table:table-cell>
          <table:table-cell office:value-type="string">
            <text:p>Hardware requirements</text:p>
          </table:table-cell>
          <table:table-cell table:style-name="ce1" office:value-type="date" office:date-value="2013-04-04">
            <text:p>04-04-13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boolean" office:boolean-value="false">
            <text:p>ONWAAR</text:p>
          </table:table-cell>
          <table:table-cell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5">
            <text:p>05-04-13</text:p>
          </table:table-cell>
          <table:table-cell table:style-name="ce2" office:value-type="time" office:time-value="PT07H30M00S">
            <text:p>07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5">
            <text:p>05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8">
            <text:p>08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4-08">
            <text:p>08-04-13</text:p>
          </table:table-cell>
          <table:table-cell table:style-name="ce2" office:value-type="time" office:time-value="PT01H15M00S">
            <text:p>01:15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8">
            <text:p>08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9">
            <text:p>09-04-13</text:p>
          </table:table-cell>
          <table:table-cell table:style-name="ce2" office:value-type="time" office:time-value="PT07H00M00S">
            <text:p>07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9">
            <text:p>09-04-13</text:p>
          </table:table-cell>
          <table:table-cell table:style-name="ce2" office:value-type="time" office:time-value="PT02H00M00S">
            <text:p>02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09">
            <text:p>09-04-13</text:p>
          </table:table-cell>
          <table:table-cell table:style-name="ce2" office:value-type="time" office:time-value="PT05H00M00S">
            <text:p>05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0">
            <text:p>10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4-0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0">
            <text:p>10-04-13</text:p>
          </table:table-cell>
          <table:table-cell table:style-name="ce2" office:value-type="time" office:time-value="PT02H30M00S">
            <text:p>02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0">
            <text:p>10-04-13</text:p>
          </table:table-cell>
          <table:table-cell table:style-name="ce2" office:value-type="time" office:time-value="PT01H00M00S">
            <text:p>01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4-11">
            <text:p>11-04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1">
            <text:p>11-04-13</text:p>
          </table:table-cell>
          <table:table-cell table:style-name="ce2" office:value-type="time" office:time-value="PT08H30M00S">
            <text:p>08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1">
            <text:p>11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VEN-01-1</text:p>
          </table:table-cell>
          <table:table-cell office:value-type="string">
            <text:p>Travel</text:p>
          </table:table-cell>
          <table:table-cell table:style-name="ce1" office:value-type="date" office:date-value="2013-04-12">
            <text:p>12-04-13</text:p>
          </table:table-cell>
          <table:table-cell table:style-name="ce2" office:value-type="time" office:time-value="PT00H30M00S">
            <text:p>00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2">
            <text:p>12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2">
            <text:p>12-04-13</text:p>
          </table:table-cell>
          <table:table-cell table:style-name="ce2" office:value-type="time" office:time-value="PT07H00M00S">
            <text:p>07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VEN-01-1</text:p>
          </table:table-cell>
          <table:table-cell office:value-type="string">
            <text:p>Ex Consultancy</text:p>
          </table:table-cell>
          <table:table-cell table:style-name="ce1" office:value-type="date" office:date-value="2013-04-12">
            <text:p>12-04-13</text:p>
          </table:table-cell>
          <table:table-cell table:style-name="ce2" office:value-type="time" office:time-value="PT02H45M00S">
            <text:p>02:45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5">
            <text:p>15-04-13</text:p>
          </table:table-cell>
          <table:table-cell table:style-name="ce2" office:value-type="time" office:time-value="PT11H29M00S">
            <text:p>11:29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Travel</text:p>
          </table:table-cell>
          <table:table-cell table:style-name="ce1" office:value-type="date" office:date-value="2013-04-15">
            <text:p>15-04-13</text:p>
          </table:table-cell>
          <table:table-cell table:style-name="ce2" office:value-type="time" office:time-value="PT02H00M00S">
            <text:p>02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VEN-01-1</text:p>
          </table:table-cell>
          <table:table-cell office:value-type="string">
            <text:p>Ex Consultancy</text:p>
          </table:table-cell>
          <table:table-cell table:style-name="ce1" office:value-type="date" office:date-value="2013-04-15">
            <text:p>15-04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TRA-01-1</text:p>
          </table:table-cell>
          <table:table-cell office:value-type="string">
            <text:p>Software development</text:p>
          </table:table-cell>
          <table:table-cell table:style-name="ce1" office:value-type="date" office:date-value="2013-04-15">
            <text:p>15-04-13</text:p>
          </table:table-cell>
          <table:table-cell table:style-name="ce2" office:value-type="time" office:time-value="PT02H00M00S">
            <text:p>02:00:00</text:p>
          </table:table-cell>
          <table:table-cell table:number-columns-repeated="3" table:style-name="ce3" office:value-type="boolean" office:boolean-value="true">
            <text:p>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6">
            <text:p>16-04-13</text:p>
          </table:table-cell>
          <table:table-cell table:style-name="ce2" office:value-type="time" office:time-value="PT08H30M00S">
            <text:p>08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6">
            <text:p>16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4-16">
            <text:p>16-04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Travel</text:p>
          </table:table-cell>
          <table:table-cell table:style-name="ce1" office:value-type="date" office:date-value="2013-04-16">
            <text:p>16-04-13</text:p>
          </table:table-cell>
          <table:table-cell table:style-name="ce2" office:value-type="time" office:time-value="PT02H30M00S">
            <text:p>02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APL-01-1</text:p>
          </table:table-cell>
          <table:table-cell office:value-type="string">
            <text:p>Ex Consultancy</text:p>
          </table:table-cell>
          <table:table-cell table:style-name="ce1" office:value-type="date" office:date-value="2013-04-16">
            <text:p>16-04-13</text:p>
          </table:table-cell>
          <table:table-cell table:style-name="ce2" office:value-type="time" office:time-value="PT00H15M00S">
            <text:p>00:15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TRA-01-1</text:p>
          </table:table-cell>
          <table:table-cell office:value-type="string">
            <text:p>Software development</text:p>
          </table:table-cell>
          <table:table-cell table:style-name="ce1" office:value-type="date" office:date-value="2013-04-16">
            <text:p>16-04-13</text:p>
          </table:table-cell>
          <table:table-cell table:style-name="ce2" office:value-type="time" office:time-value="PT08H00M00S">
            <text:p>08:00:00</text:p>
          </table:table-cell>
          <table:table-cell table:number-columns-repeated="3" table:style-name="ce3" office:value-type="boolean" office:boolean-value="true">
            <text:p>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2-1</text:p>
          </table:table-cell>
          <table:table-cell office:value-type="string">
            <text:p>Travel</text:p>
          </table:table-cell>
          <table:table-cell table:style-name="ce1" office:value-type="date" office:date-value="2013-04-17">
            <text:p>17-04-13</text:p>
          </table:table-cell>
          <table:table-cell table:style-name="ce2" office:value-type="time" office:time-value="PT02H00M00S">
            <text:p>02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2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7">
            <text:p>17-04-13</text:p>
          </table:table-cell>
          <table:table-cell table:style-name="ce2" office:value-type="time" office:time-value="PT03H00M00S">
            <text:p>03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TRA-01-1</text:p>
          </table:table-cell>
          <table:table-cell office:value-type="string">
            <text:p>Software development</text:p>
          </table:table-cell>
          <table:table-cell table:style-name="ce1" office:value-type="date" office:date-value="2013-04-17">
            <text:p>17-04-13</text:p>
          </table:table-cell>
          <table:table-cell table:style-name="ce2" office:value-type="time" office:time-value="PT08H00M00S">
            <text:p>08:00:00</text:p>
          </table:table-cell>
          <table:table-cell table:number-columns-repeated="3" table:style-name="ce3" office:value-type="boolean" office:boolean-value="true">
            <text:p>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layout</text:p>
          </table:table-cell>
          <table:table-cell table:style-name="ce1" office:value-type="date" office:date-value="2013-04-17">
            <text:p>17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7">
            <text:p>17-04-13</text:p>
          </table:table-cell>
          <table:table-cell table:style-name="ce2" office:value-type="time" office:time-value="PT03H00M00S">
            <text:p>03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layout</text:p>
          </table:table-cell>
          <table:table-cell table:style-name="ce1" office:value-type="date" office:date-value="2013-04-18">
            <text:p>18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8">
            <text:p>18-04-13</text:p>
          </table:table-cell>
          <table:table-cell table:style-name="ce2" office:value-type="time" office:time-value="PT03H00M00S">
            <text:p>03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4-18">
            <text:p>18-04-13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18">
            <text:p>18-04-13</text:p>
          </table:table-cell>
          <table:table-cell table:style-name="ce2" office:value-type="time" office:time-value="PT02H00M00S">
            <text:p>02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VEN-01-1</text:p>
          </table:table-cell>
          <table:table-cell office:value-type="string">
            <text:p>Travel</text:p>
          </table:table-cell>
          <table:table-cell table:style-name="ce1" office:value-type="date" office:date-value="2013-04-19">
            <text:p>19-04-13</text:p>
          </table:table-cell>
          <table:table-cell table:style-name="ce2" office:value-type="time" office:time-value="PT00H30M00S">
            <text:p>00:3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VEN-01-1</text:p>
          </table:table-cell>
          <table:table-cell office:value-type="string">
            <text:p>Ex Consultancy</text:p>
          </table:table-cell>
          <table:table-cell table:style-name="ce1" office:value-type="date" office:date-value="2013-04-19">
            <text:p>19-04-13</text:p>
          </table:table-cell>
          <table:table-cell table:style-name="ce2" office:value-type="time" office:time-value="PT02H45M00S">
            <text:p>02:45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2-1</text:p>
          </table:table-cell>
          <table:table-cell office:value-type="string">
            <text:p>Quotation</text:p>
          </table:table-cell>
          <table:table-cell table:style-name="ce1" office:value-type="date" office:date-value="2013-04-19">
            <text:p>19-04-13</text:p>
          </table:table-cell>
          <table:table-cell table:style-name="ce2" office:value-type="time" office:time-value="PT03H00M00S">
            <text:p>03:00:00</text:p>
          </table:table-cell>
          <table:table-cell table:number-columns-repeated="3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TRA-01-1</text:p>
          </table:table-cell>
          <table:table-cell office:value-type="string">
            <text:p>Software development</text:p>
          </table:table-cell>
          <table:table-cell table:style-name="ce1" office:value-type="date" office:date-value="2013-04-19">
            <text:p>19-04-13</text:p>
          </table:table-cell>
          <table:table-cell table:style-name="ce2" office:value-type="time" office:time-value="PT08H00M00S">
            <text:p>08:00:00</text:p>
          </table:table-cell>
          <table:table-cell table:number-columns-repeated="3" table:style-name="ce3" office:value-type="boolean" office:boolean-value="true">
            <text:p>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Undefined</text:p>
          </table:table-cell>
          <table:table-cell table:style-name="ce1" office:value-type="date" office:date-value="2013-04-19">
            <text:p>19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4-22">
            <text:p>22-04-13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TRA-01-1</text:p>
          </table:table-cell>
          <table:table-cell office:value-type="string">
            <text:p>Software development</text:p>
          </table:table-cell>
          <table:table-cell table:style-name="ce1" office:value-type="date" office:date-value="2013-04-22">
            <text:p>22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3" table:style-name="ce3" office:value-type="boolean" office:boolean-value="true">
            <text:p>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2">
            <text:p>22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3">
            <text:p>23-04-13</text:p>
          </table:table-cell>
          <table:table-cell table:style-name="ce2" office:value-type="time" office:time-value="PT01H00M00S">
            <text:p>01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3">
            <text:p>23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3">
            <text:p>23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TRA-01-1</text:p>
          </table:table-cell>
          <table:table-cell office:value-type="string">
            <text:p>Software development</text:p>
          </table:table-cell>
          <table:table-cell table:style-name="ce1" office:value-type="date" office:date-value="2013-04-23">
            <text:p>23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3" table:style-name="ce3" office:value-type="boolean" office:boolean-value="true">
            <text:p>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4">
            <text:p>24-04-13</text:p>
          </table:table-cell>
          <table:table-cell table:style-name="ce2" office:value-type="time" office:time-value="PT07H00M00S">
            <text:p>07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4-24">
            <text:p>24-04-13</text:p>
          </table:table-cell>
          <table:table-cell table:style-name="ce2" office:value-type="time" office:time-value="PT08H00M00S">
            <text:p>08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WJ</text:p>
          </table:table-cell>
          <table:table-cell office:value-type="string">
            <text:p>neil</text:p>
          </table:table-cell>
          <table:table-cell office:value-type="string">
            <text:p>TRA-01-1</text:p>
          </table:table-cell>
          <table:table-cell office:value-type="string">
            <text:p>Software development</text:p>
          </table:table-cell>
          <table:table-cell table:style-name="ce1" office:value-type="date" office:date-value="2013-04-24">
            <text:p>24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3" table:style-name="ce3" office:value-type="boolean" office:boolean-value="true">
            <text:p>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4">
            <text:p>24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5">
            <text:p>25-04-13</text:p>
          </table:table-cell>
          <table:table-cell table:style-name="ce2" office:value-type="time" office:time-value="PT01H00M00S">
            <text:p>01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Consultancy</text:p>
          </table:table-cell>
          <table:table-cell table:style-name="ce1" office:value-type="date" office:date-value="2013-04-25">
            <text:p>25-04-13</text:p>
          </table:table-cell>
          <table:table-cell table:style-name="ce2" office:value-type="time" office:time-value="PT06H00M00S">
            <text:p>06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5">
            <text:p>25-04-13</text:p>
          </table:table-cell>
          <table:table-cell table:style-name="ce2" office:value-type="time" office:time-value="PT04H00M00S">
            <text:p>04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DEX-01-1</text:p>
          </table:table-cell>
          <table:table-cell office:value-type="string">
            <text:p>Ex Consultancy</text:p>
          </table:table-cell>
          <table:table-cell table:style-name="ce1" office:value-type="date" office:date-value="2013-04-25">
            <text:p>25-04-13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VEN-01-1</text:p>
          </table:table-cell>
          <table:table-cell office:value-type="string">
            <text:p>Ex Consultancy</text:p>
          </table:table-cell>
          <table:table-cell table:style-name="ce1" office:value-type="date" office:date-value="2013-04-25">
            <text:p>25-04-13</text:p>
          </table:table-cell>
          <table:table-cell table:style-name="ce2" office:value-type="time" office:time-value="PT00H30M00S">
            <text:p>00:3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erry</text:p>
          </table:table-cell>
          <table:table-cell office:value-type="string">
            <text:p>VEN-01-1</text:p>
          </table:table-cell>
          <table:table-cell office:value-type="string">
            <text:p>Ex Consultancy</text:p>
          </table:table-cell>
          <table:table-cell table:style-name="ce1" office:value-type="date" office:date-value="2013-04-25">
            <text:p>25-04-13</text:p>
          </table:table-cell>
          <table:table-cell table:style-name="ce2" office:value-type="time" office:time-value="PT00H30M00S">
            <text:p>00:30:00</text:p>
          </table:table-cell>
          <table:table-cell table:style-name="ce3" office:value-type="boolean" office:boolean-value="true">
            <text:p>WAAR</text:p>
          </table:table-cell>
          <table:table-cell table:number-columns-repeated="2"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1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6">
            <text:p>26-04-13</text:p>
          </table:table-cell>
          <table:table-cell table:style-name="ce2" office:value-type="time" office:time-value="PT02H00M00S">
            <text:p>02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XL</text:p>
          </table:table-cell>
          <table:table-cell office:value-type="string">
            <text:p>xiujun</text:p>
          </table:table-cell>
          <table:table-cell office:value-type="string">
            <text:p>BFE-02-1</text:p>
          </table:table-cell>
          <table:table-cell office:value-type="string">
            <text:p>Hardware development</text:p>
          </table:table-cell>
          <table:table-cell table:style-name="ce1" office:value-type="date" office:date-value="2013-04-26">
            <text:p>26-04-13</text:p>
          </table:table-cell>
          <table:table-cell table:style-name="ce2" office:value-type="time" office:time-value="PT05H30M00S">
            <text:p>05:3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rik</text:p>
          </table:table-cell>
          <table:table-cell office:value-type="string">
            <text:p>TRA-01-1</text:p>
          </table:table-cell>
          <table:table-cell office:value-type="string">
            <text:p>Undefined</text:p>
          </table:table-cell>
          <table:table-cell table:style-name="ce1" office:value-type="date" office:date-value="2013-04-26">
            <text:p>26-04-13</text:p>
          </table:table-cell>
          <table:table-cell table:style-name="ce2" office:value-type="time" office:time-value="PT03H00M00S">
            <text:p>03:00:00</text:p>
          </table:table-cell>
          <table:table-cell table:number-columns-repeated="2" table:style-name="ce3" office:value-type="boolean" office:boolean-value="true">
            <text:p>WAAR</text:p>
          </table:table-cell>
          <table:table-cell table:style-name="ce3" office:value-type="boolean" office:boolean-value="false">
            <text:p>ONWAAR</text:p>
          </table:table-cell>
        </table:table-row>
        <table:table-row table:style-name="ro2" table:number-rows-repeated="104842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raaitabel_Blad1_1" table:style-name="ta1">
        <table:table-column table:style-name="co1" table:default-cell-style-name="ce7"/>
        <table:table-column table:style-name="co1" table:default-cell-style-name="ce13"/>
        <table:table-column table:style-name="co1" table:default-cell-style-name="ce18"/>
        <table:table-column table:style-name="co1" table:default-cell-style-name="ce19"/>
        <table:table-column table:style-name="co1" table:default-cell-style-name="ce26"/>
        <table:table-row table:style-name="ro3">
          <table:table-cell table:style-name="Default" office:value-type="string">
            <text:p>Filteren</text:p>
          </table:table-cell>
          <table:table-cell table:style-name="Default" table:number-columns-repeated="4"/>
        </table:table-row>
        <table:table-row table:style-name="ro3">
          <table:table-cell table:style-name="Draaitabel_20_veld" office:value-type="string">
            <text:p>Project Name</text:p>
          </table:table-cell>
          <table:table-cell table:style-name="ce9" office:value-type="string">
            <text:p>APL-01-1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4" office:value-type="string">
            <text:p>Som - TimeSpent</text:p>
          </table:table-cell>
          <table:table-cell table:style-name="ce10"/>
          <table:table-cell table:style-name="ce15" office:value-type="string">
            <text:p>Billable</text:p>
          </table:table-cell>
          <table:table-cell table:style-name="ce15" office:value-type="string">
            <text:p>Task Name</text:p>
          </table:table-cell>
          <table:table-cell table:style-name="ce23"/>
        </table:table-row>
        <table:table-row table:style-name="ro3">
          <table:table-cell table:style-name="ce5"/>
          <table:table-cell table:style-name="ce11"/>
          <table:table-cell table:style-name="ce16" office:value-type="boolean" office:boolean-value="false">
            <text:p>ONWAAR</text:p>
          </table:table-cell>
          <table:table-cell table:style-name="ce21" office:value-type="boolean" office:boolean-value="true">
            <text:p>WAAR</text:p>
          </table:table-cell>
          <table:table-cell table:style-name="ce24" office:value-type="string">
            <text:p>Totaal Resultaat</text:p>
          </table:table-cell>
        </table:table-row>
        <table:table-row table:style-name="ro3">
          <table:table-cell table:style-name="ce6" office:value-type="string">
            <text:p>StartDate</text:p>
          </table:table-cell>
          <table:table-cell table:style-name="ce12" office:value-type="string">
            <text:p>Employee Name</text:p>
          </table:table-cell>
          <table:table-cell table:style-name="ce17"/>
          <table:table-cell table:style-name="ce22" office:value-type="string">
            <text:p>Ex Consultancy</text:p>
          </table:table-cell>
          <table:table-cell table:style-name="ce25"/>
        </table:table-row>
        <table:table-row table:style-name="ro3">
          <table:table-cell office:value-type="string">
            <text:p>22-jan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7H00M00S">
            <text:p>07:00:00</text:p>
          </table:table-cell>
        </table:table-row>
        <table:table-row table:style-name="ro3">
          <table:table-cell office:value-type="string">
            <text:p>23-jan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8H00M00S">
            <text:p>08:00:00</text:p>
          </table:table-cell>
        </table:table-row>
        <table:table-row table:style-name="ro3">
          <table:table-cell office:value-type="string">
            <text:p>24-jan</text:p>
          </table:table-cell>
          <table:table-cell office:value-type="string">
            <text:p>FT</text:p>
          </table:table-cell>
          <table:table-cell table:style-name="ce19" office:value-type="time" office:time-value="PT00H30M00S">
            <text:p>00:30:00</text:p>
          </table:table-cell>
          <table:table-cell office:value-type="time" office:time-value="PT03H00M00S">
            <text:p>03:00:00</text:p>
          </table:table-cell>
          <table:table-cell office:value-type="time" office:time-value="PT03H30M00S">
            <text:p>03:30:00</text:p>
          </table:table-cell>
        </table:table-row>
        <table:table-row table:style-name="ro3">
          <table:table-cell office:value-type="string">
            <text:p>30-jan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0H15M00S">
            <text:p>00:15:00</text:p>
          </table:table-cell>
        </table:table-row>
        <table:table-row table:style-name="ro3">
          <table:table-cell office:value-type="string">
            <text:p>15-feb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3H30M00S">
            <text:p>03:30:00</text:p>
          </table:table-cell>
        </table:table-row>
        <table:table-row table:style-name="ro3">
          <table:table-cell office:value-type="string">
            <text:p>19-feb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1H00M00S">
            <text:p>01:00:00</text:p>
          </table:table-cell>
        </table:table-row>
        <table:table-row table:style-name="ro3">
          <table:table-cell office:value-type="string">
            <text:p>26-feb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2H00M00S">
            <text:p>02:00:00</text:p>
          </table:table-cell>
        </table:table-row>
        <table:table-row table:style-name="ro3">
          <table:table-cell office:value-type="string">
            <text:p>28-feb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3H00M00S">
            <text:p>03:00:00</text:p>
          </table:table-cell>
        </table:table-row>
        <table:table-row table:style-name="ro3">
          <table:table-cell office:value-type="string">
            <text:p>01-mrt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1H00M00S">
            <text:p>01:00:00</text:p>
          </table:table-cell>
        </table:table-row>
        <table:table-row table:style-name="ro3">
          <table:table-cell office:value-type="string">
            <text:p>05-mrt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1H00M00S">
            <text:p>01:00:00</text:p>
          </table:table-cell>
        </table:table-row>
        <table:table-row table:style-name="ro3">
          <table:table-cell office:value-type="string">
            <text:p>26-mrt</text:p>
          </table:table-cell>
          <table:table-cell office:value-type="string">
            <text:p>FT</text:p>
          </table:table-cell>
          <table:table-cell table:style-name="ce19" office:value-type="time" office:time-value="PT00H30M00S">
            <text:p>00:30:00</text:p>
          </table:table-cell>
          <table:table-cell office:value-type="time" office:time-value="PT02H30M00S">
            <text:p>02:30:00</text:p>
          </table:table-cell>
          <table:table-cell office:value-type="time" office:time-value="PT03H00M00S">
            <text:p>03:00:00</text:p>
          </table:table-cell>
        </table:table-row>
        <table:table-row table:style-name="ro3">
          <table:table-cell office:value-type="string">
            <text:p>08-apr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1H15M00S">
            <text:p>01:15:00</text:p>
          </table:table-cell>
        </table:table-row>
        <table:table-row table:style-name="ro3">
          <table:table-cell office:value-type="string">
            <text:p>16-apr</text:p>
          </table:table-cell>
          <table:table-cell office:value-type="string">
            <text:p>FT</text:p>
          </table:table-cell>
          <table:table-cell/>
          <table:table-cell table:number-columns-repeated="2" office:value-type="time" office:time-value="PT00H15M00S">
            <text:p>00:15:00</text:p>
          </table:table-cell>
        </table:table-row>
        <table:table-row table:style-name="ro3">
          <table:table-cell table:style-name="ce8" office:value-type="string">
            <text:p>Totaal Resultaat</text:p>
          </table:table-cell>
          <table:table-cell table:style-name="ce14"/>
          <table:table-cell table:style-name="ce20" office:value-type="time" office:time-value="PT01H00M00S">
            <text:p>01:00:00</text:p>
          </table:table-cell>
          <table:table-cell table:style-name="ce20" office:value-type="time" office:time-value="PT33H45M00S">
            <text:p>09:45:00</text:p>
          </table:table-cell>
          <table:table-cell table:style-name="ce27" office:value-type="time" office:time-value="PT34H45M00S">
            <text:p>10:45:00</text:p>
          </table:table-cell>
        </table:table-row>
      </table:table>
      <table:table table:name="Draaitabel_Blad1_1_2" table:style-name="ta1">
        <table:table-column table:style-name="co1" table:default-cell-style-name="ce29"/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Default"/>
        <table:table-column table:style-name="co1" table:default-cell-style-name="ce19"/>
        <table:table-column table:style-name="co1" table:default-cell-style-name="ce26"/>
        <table:table-row table:style-name="ro2">
          <table:table-cell table:style-name="Default"/>
          <table:table-cell/>
          <table:table-cell table:style-name="Default"/>
          <table:table-cell table:style-name="Default">
            <office:annotation office:display="true" draw:style-name="gr1" draw:text-style-name="P2" svg:width="8.626cm" svg:height="5.336cm" svg:x="24.014cm" svg:y="5.631cm" draw:caption-point-x="-14.993cm" draw:caption-point-y="-5.621cm">
              <dc:creator>FT</dc:creator>
              <dc:date>2013-04-27T00:00:00</dc:date>
              <text:p text:style-name="P1"><text:span text:style-name="T1">This sheet is a copy of Draaitabel_Blad_1</text:span></text:p>
              <text:p text:style-name="P1"><text:span text:style-name="T1"/></text:p>
              <text:p text:style-name="P1"><text:span text:style-name="T1">Additionally the data has been grouped (F12):</text:span></text:p>
              <text:p text:style-name="P1"><text:span text:style-name="T1">- startdate set to 1-1-2013</text:span></text:p>
              <text:p text:style-name="P1"><text:span text:style-name="T1">- grouped on year, month, days</text:span></text:p>
              <text:p text:style-name="P1"><text:span text:style-name="T1"/></text:p>
              <text:p text:style-name="P1"><text:span text:style-name="T1">Then the row &lt;01-01-2013 has been hidden by:</text:span></text:p>
              <text:p text:style-name="P1"><text:span text:style-name="T1">- change layout</text:span></text:p>
              <text:p text:style-name="P1"><text:span text:style-name="T1">- select StartDate</text:span></text:p>
              <text:p text:style-name="P1"><text:span text:style-name="T1">- options</text:span></text:p>
              <text:p text:style-name="P1"><text:span text:style-name="T1">- options</text:span></text:p>
              <text:p text:style-name="P1"><text:span text:style-name="T1">- hide item</text:span></text:p>
              <text:p text:style-name="P1"><text:span text:style-name="T1"/></text:p>
            </office:annotation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>
            <text:p>Filteren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raaitabel_20_veld" office:value-type="string">
            <text:p>Project Name</text:p>
          </table:table-cell>
          <table:table-cell table:style-name="ce9" office:value-type="string">
            <text:p>VEN-01-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office:value-type="string">
            <text:p>Som - TimeSpent</text:p>
          </table:table-cell>
          <table:table-cell table:style-name="ce31" table:number-columns-repeated="2"/>
          <table:table-cell table:style-name="ce10"/>
          <table:table-cell table:style-name="ce15" office:value-type="string">
            <text:p>Billable</text:p>
          </table:table-cell>
          <table:table-cell table:style-name="ce15" office:value-type="string">
            <text:p>Task Name</text:p>
          </table:table-cell>
          <table:table-cell table:style-name="ce23"/>
        </table:table-row>
        <table:table-row table:style-name="ro2">
          <table:table-cell table:style-name="ce5"/>
          <table:table-cell table:style-name="Draaitabel_20_hoek" table:number-columns-repeated="2"/>
          <table:table-cell table:style-name="ce11"/>
          <table:table-cell table:style-name="ce16" office:value-type="boolean" office:boolean-value="false">
            <text:p>ONWAAR</text:p>
          </table:table-cell>
          <table:table-cell table:style-name="ce21" office:value-type="boolean" office:boolean-value="true">
            <text:p>WAAR</text:p>
          </table:table-cell>
          <table:table-cell table:style-name="ce24" office:value-type="string">
            <text:p>Totaal Resultaat</text:p>
          </table:table-cell>
        </table:table-row>
        <table:table-row table:style-name="ro2">
          <table:table-cell table:style-name="ce6" office:value-type="string">
            <text:p>Years</text:p>
          </table:table-cell>
          <table:table-cell table:style-name="ce12" office:value-type="string">
            <text:p>Months</text:p>
          </table:table-cell>
          <table:table-cell table:style-name="ce12" office:value-type="string">
            <text:p>StartDate</text:p>
          </table:table-cell>
          <table:table-cell table:style-name="ce12" office:value-type="string">
            <text:p>Employee Name</text:p>
          </table:table-cell>
          <table:table-cell table:style-name="ce17"/>
          <table:table-cell table:style-name="ce22" office:value-type="string">
            <text:p>Ex Consultancy</text:p>
          </table:table-cell>
          <table:table-cell table:style-name="ce25"/>
        </table:table-row>
        <table:table-row table:style-name="ro2">
          <table:table-cell table:style-name="ce28" office:value-type="string">
            <text:p>2013</text:p>
          </table:table-cell>
          <table:table-cell table:style-name="ce32" office:value-type="string">
            <text:p>apr</text:p>
          </table:table-cell>
          <table:table-cell office:value-type="string">
            <text:p>12-apr</text:p>
          </table:table-cell>
          <table:table-cell office:value-type="string">
            <text:p>FT</text:p>
          </table:table-cell>
          <table:table-cell table:style-name="ce19" office:value-type="time" office:time-value="PT00H30M00S">
            <text:p>00:30:00</text:p>
          </table:table-cell>
          <table:table-cell office:value-type="time" office:time-value="PT02H45M00S">
            <text:p>02:45:00</text:p>
          </table:table-cell>
          <table:table-cell office:value-type="time" office:time-value="PT03H15M00S">
            <text:p>03:15:00</text:p>
          </table:table-cell>
        </table:table-row>
        <table:table-row table:style-name="ro2">
          <table:table-cell/>
          <table:table-cell table:style-name="ce33"/>
          <table:table-cell office:value-type="string">
            <text:p>15-apr</text:p>
          </table:table-cell>
          <table:table-cell office:value-type="string">
            <text:p>FT</text:p>
          </table:table-cell>
          <table:table-cell table:style-name="ce18"/>
          <table:table-cell table:number-columns-repeated="2" office:value-type="time" office:time-value="PT01H00M00S">
            <text:p>01:00:00</text:p>
          </table:table-cell>
        </table:table-row>
        <table:table-row table:style-name="ro2">
          <table:table-cell/>
          <table:table-cell table:style-name="ce33"/>
          <table:table-cell office:value-type="string">
            <text:p>19-apr</text:p>
          </table:table-cell>
          <table:table-cell office:value-type="string">
            <text:p>FT</text:p>
          </table:table-cell>
          <table:table-cell table:style-name="ce19" office:value-type="time" office:time-value="PT00H30M00S">
            <text:p>00:30:00</text:p>
          </table:table-cell>
          <table:table-cell office:value-type="time" office:time-value="PT02H45M00S">
            <text:p>02:45:00</text:p>
          </table:table-cell>
          <table:table-cell office:value-type="time" office:time-value="PT03H15M00S">
            <text:p>03:15:00</text:p>
          </table:table-cell>
        </table:table-row>
        <table:table-row table:style-name="ro2">
          <table:table-cell table:style-name="ce30"/>
          <table:table-cell table:style-name="ce34"/>
          <table:table-cell office:value-type="string">
            <text:p>25-apr</text:p>
          </table:table-cell>
          <table:table-cell office:value-type="string">
            <text:p>FT</text:p>
          </table:table-cell>
          <table:table-cell table:style-name="ce18"/>
          <table:table-cell table:number-columns-repeated="2" office:value-type="time" office:time-value="PT01H00M00S">
            <text:p>01:00:00</text:p>
          </table:table-cell>
        </table:table-row>
        <table:table-row table:style-name="ro2">
          <table:table-cell table:style-name="ce8" office:value-type="string">
            <text:p>Totaal Resultaat</text:p>
          </table:table-cell>
          <table:table-cell table:style-name="ce35" table:number-columns-repeated="2"/>
          <table:table-cell table:style-name="ce14"/>
          <table:table-cell table:style-name="ce20" office:value-type="time" office:time-value="PT01H00M00S">
            <text:p>01:00:00</text:p>
          </table:table-cell>
          <table:table-cell table:style-name="ce20" office:value-type="time" office:time-value="PT07H30M00S">
            <text:p>07:30:00</text:p>
          </table:table-cell>
          <table:table-cell table:style-name="ce27" office:value-type="time" office:time-value="PT08H30M00S">
            <text:p>08:30:00</text:p>
          </table:table-cell>
        </table:table-row>
      </table:table>
      <table:named-expressions/>
      <table:database-ranges>
        <table:database-range table:name="Importeren1" table:target-range-address="Blad1.A1:Blad1.I148" table:orientation="column">
          <table:database-source-table table:database-name="Exalon Office" table:table-name="public.View TrackUnbilled"/>
        </table:database-range>
      </table:database-ranges>
      <table:data-pilot-tables>
        <table:data-pilot-table table:name="DataPilot1" table:application-data="" table:target-range-address="Draaitabel_Blad1_1.A1:Draaitabel_Blad1_1.E20" table:buttons="Draaitabel_Blad1_1.A1 Draaitabel_Blad1_1.A2 Draaitabel_Blad1_1.A6 Draaitabel_Blad1_1.B6 Draaitabel_Blad1_1.C4 Draaitabel_Blad1_1.D4">
          <table:source-cell-range table:cell-range-address="Blad1.A1:Blad1.I148"/>
          <table:data-pilot-field table:source-field-name="Project Name" table:orientation="page" table:selected-page="APL-01-1" table:used-hierarchy="0" table:function="auto">
            <table:data-pilot-level table:show-empty="false">
              <table:data-pilot-members>
                <table:data-pilot-member table:name="APL-01-1" table:display="true" table:show-details="true"/>
                <table:data-pilot-member table:name="BFE-01-0" table:display="true" table:show-details="true"/>
                <table:data-pilot-member table:name="BFE-01-1" table:display="true" table:show-details="true"/>
                <table:data-pilot-member table:name="BFE-02-1" table:display="true" table:show-details="true"/>
                <table:data-pilot-member table:name="BFE-04-0" table:display="true" table:show-details="true"/>
                <table:data-pilot-member table:name="DEX-01-1" table:display="true" table:show-details="true"/>
                <table:data-pilot-member table:name="ED-01-09" table:display="true" table:show-details="true"/>
                <table:data-pilot-member table:name="ED-01-11" table:display="true" table:show-details="true"/>
                <table:data-pilot-member table:name="HPS-01-1" table:display="true" table:show-details="true"/>
                <table:data-pilot-member table:name="HPS-02-1" table:display="true" table:show-details="true"/>
                <table:data-pilot-member table:name="HPS-03-1" table:display="true" table:show-details="true"/>
                <table:data-pilot-member table:name="PCT-01-1" table:display="true" table:show-details="true"/>
                <table:data-pilot-member table:name="TRA-01-1" table:display="true" table:show-details="true"/>
                <table:data-pilot-member table:name="VEN-01-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able" table:orientation="column" table:used-hierarchy="0" table:function="auto">
            <table:data-pilot-level table:show-empty="false">
              <table:data-pilot-members>
                <table:data-pilot-member table:name="ONWAAR" table:display="true" table:show-details="false"/>
                <table:data-pilot-member table:name="WAA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 Name" table:orientation="column" table:used-hierarchy="0" table:function="auto">
            <table:data-pilot-level table:show-empty="false">
              <table:data-pilot-members>
                <table:data-pilot-member table:name="Billing" table:display="true" table:show-details="true"/>
                <table:data-pilot-member table:name="Ex Consultancy" table:display="true" table:show-details="true"/>
                <table:data-pilot-member table:name="Hardware Consultancy" table:display="true" table:show-details="true"/>
                <table:data-pilot-member table:name="Hardware development" table:display="true" table:show-details="true"/>
                <table:data-pilot-member table:name="Hardware layout" table:display="true" table:show-details="true"/>
                <table:data-pilot-member table:name="Hardware requirements" table:display="true" table:show-details="true"/>
                <table:data-pilot-member table:name="Production support" table:display="true" table:show-details="true"/>
                <table:data-pilot-member table:name="Quotation" table:display="true" table:show-details="true"/>
                <table:data-pilot-member table:name="Sales" table:display="true" table:show-details="true"/>
                <table:data-pilot-member table:name="Software development" table:display="true" table:show-details="true"/>
                <table:data-pilot-member table:name="Software Support" table:display="true" table:show-details="true"/>
                <table:data-pilot-member table:name="Software verification" table:display="true" table:show-details="true"/>
                <table:data-pilot-member table:name="Travel" table:display="true" table:show-details="true"/>
                <table:data-pilot-member table:name="Undefin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rtDate" table:orientation="row" table:used-hierarchy="0" table:function="auto">
            <table:data-pilot-level table:show-empty="false">
              <table:data-pilot-members>
                <table:data-pilot-member table:name="&lt;01-01-2013" table:display="true" table:show-details="true"/>
                <table:data-pilot-member table:name="01-jan" table:display="true" table:show-details="true"/>
                <table:data-pilot-member table:name="02-jan" table:display="true" table:show-details="true"/>
                <table:data-pilot-member table:name="03-jan" table:display="true" table:show-details="true"/>
                <table:data-pilot-member table:name="04-jan" table:display="true" table:show-details="true"/>
                <table:data-pilot-member table:name="05-jan" table:display="true" table:show-details="true"/>
                <table:data-pilot-member table:name="06-jan" table:display="true" table:show-details="true"/>
                <table:data-pilot-member table:name="07-jan" table:display="true" table:show-details="true"/>
                <table:data-pilot-member table:name="08-jan" table:display="true" table:show-details="true"/>
                <table:data-pilot-member table:name="09-jan" table:display="true" table:show-details="true"/>
                <table:data-pilot-member table:name="10-jan" table:display="true" table:show-details="true"/>
                <table:data-pilot-member table:name="11-jan" table:display="true" table:show-details="true"/>
                <table:data-pilot-member table:name="12-jan" table:display="true" table:show-details="true"/>
                <table:data-pilot-member table:name="13-jan" table:display="true" table:show-details="true"/>
                <table:data-pilot-member table:name="14-jan" table:display="true" table:show-details="true"/>
                <table:data-pilot-member table:name="15-jan" table:display="true" table:show-details="true"/>
                <table:data-pilot-member table:name="16-jan" table:display="true" table:show-details="true"/>
                <table:data-pilot-member table:name="17-jan" table:display="true" table:show-details="true"/>
                <table:data-pilot-member table:name="18-jan" table:display="true" table:show-details="true"/>
                <table:data-pilot-member table:name="19-jan" table:display="true" table:show-details="true"/>
                <table:data-pilot-member table:name="20-jan" table:display="true" table:show-details="true"/>
                <table:data-pilot-member table:name="21-jan" table:display="true" table:show-details="true"/>
                <table:data-pilot-member table:name="22-jan" table:display="true" table:show-details="true"/>
                <table:data-pilot-member table:name="23-jan" table:display="true" table:show-details="true"/>
                <table:data-pilot-member table:name="24-jan" table:display="true" table:show-details="true"/>
                <table:data-pilot-member table:name="25-jan" table:display="true" table:show-details="true"/>
                <table:data-pilot-member table:name="26-jan" table:display="true" table:show-details="true"/>
                <table:data-pilot-member table:name="27-jan" table:display="true" table:show-details="true"/>
                <table:data-pilot-member table:name="28-jan" table:display="true" table:show-details="true"/>
                <table:data-pilot-member table:name="29-jan" table:display="true" table:show-details="true"/>
                <table:data-pilot-member table:name="30-jan" table:display="true" table:show-details="true"/>
                <table:data-pilot-member table:name="31-jan" table:display="true" table:show-details="true"/>
                <table:data-pilot-member table:name="01-feb" table:display="true" table:show-details="true"/>
                <table:data-pilot-member table:name="02-feb" table:display="true" table:show-details="true"/>
                <table:data-pilot-member table:name="03-feb" table:display="true" table:show-details="true"/>
                <table:data-pilot-member table:name="04-feb" table:display="true" table:show-details="true"/>
                <table:data-pilot-member table:name="05-feb" table:display="true" table:show-details="true"/>
                <table:data-pilot-member table:name="06-feb" table:display="true" table:show-details="true"/>
                <table:data-pilot-member table:name="07-feb" table:display="true" table:show-details="true"/>
                <table:data-pilot-member table:name="08-feb" table:display="true" table:show-details="true"/>
                <table:data-pilot-member table:name="09-feb" table:display="true" table:show-details="true"/>
                <table:data-pilot-member table:name="10-feb" table:display="true" table:show-details="true"/>
                <table:data-pilot-member table:name="11-feb" table:display="true" table:show-details="true"/>
                <table:data-pilot-member table:name="12-feb" table:display="true" table:show-details="true"/>
                <table:data-pilot-member table:name="13-feb" table:display="true" table:show-details="true"/>
                <table:data-pilot-member table:name="14-feb" table:display="true" table:show-details="true"/>
                <table:data-pilot-member table:name="15-feb" table:display="true" table:show-details="true"/>
                <table:data-pilot-member table:name="16-feb" table:display="true" table:show-details="true"/>
                <table:data-pilot-member table:name="17-feb" table:display="true" table:show-details="true"/>
                <table:data-pilot-member table:name="18-feb" table:display="true" table:show-details="true"/>
                <table:data-pilot-member table:name="19-feb" table:display="true" table:show-details="true"/>
                <table:data-pilot-member table:name="20-feb" table:display="true" table:show-details="true"/>
                <table:data-pilot-member table:name="21-feb" table:display="true" table:show-details="true"/>
                <table:data-pilot-member table:name="22-feb" table:display="true" table:show-details="true"/>
                <table:data-pilot-member table:name="23-feb" table:display="true" table:show-details="true"/>
                <table:data-pilot-member table:name="24-feb" table:display="true" table:show-details="true"/>
                <table:data-pilot-member table:name="25-feb" table:display="true" table:show-details="true"/>
                <table:data-pilot-member table:name="26-feb" table:display="true" table:show-details="true"/>
                <table:data-pilot-member table:name="27-feb" table:display="true" table:show-details="true"/>
                <table:data-pilot-member table:name="28-feb" table:display="true" table:show-details="true"/>
                <table:data-pilot-member table:name="29-feb" table:display="true" table:show-details="true"/>
                <table:data-pilot-member table:name="01-mrt" table:display="true" table:show-details="true"/>
                <table:data-pilot-member table:name="02-mrt" table:display="true" table:show-details="true"/>
                <table:data-pilot-member table:name="03-mrt" table:display="true" table:show-details="true"/>
                <table:data-pilot-member table:name="04-mrt" table:display="true" table:show-details="true"/>
                <table:data-pilot-member table:name="05-mrt" table:display="true" table:show-details="true"/>
                <table:data-pilot-member table:name="06-mrt" table:display="true" table:show-details="true"/>
                <table:data-pilot-member table:name="07-mrt" table:display="true" table:show-details="true"/>
                <table:data-pilot-member table:name="08-mrt" table:display="true" table:show-details="true"/>
                <table:data-pilot-member table:name="09-mrt" table:display="true" table:show-details="true"/>
                <table:data-pilot-member table:name="10-mrt" table:display="true" table:show-details="true"/>
                <table:data-pilot-member table:name="11-mrt" table:display="true" table:show-details="true"/>
                <table:data-pilot-member table:name="12-mrt" table:display="true" table:show-details="true"/>
                <table:data-pilot-member table:name="13-mrt" table:display="true" table:show-details="true"/>
                <table:data-pilot-member table:name="14-mrt" table:display="true" table:show-details="true"/>
                <table:data-pilot-member table:name="15-mrt" table:display="true" table:show-details="true"/>
                <table:data-pilot-member table:name="16-mrt" table:display="true" table:show-details="true"/>
                <table:data-pilot-member table:name="17-mrt" table:display="true" table:show-details="true"/>
                <table:data-pilot-member table:name="18-mrt" table:display="true" table:show-details="true"/>
                <table:data-pilot-member table:name="19-mrt" table:display="true" table:show-details="true"/>
                <table:data-pilot-member table:name="20-mrt" table:display="true" table:show-details="true"/>
                <table:data-pilot-member table:name="21-mrt" table:display="true" table:show-details="true"/>
                <table:data-pilot-member table:name="22-mrt" table:display="true" table:show-details="true"/>
                <table:data-pilot-member table:name="23-mrt" table:display="true" table:show-details="true"/>
                <table:data-pilot-member table:name="24-mrt" table:display="true" table:show-details="true"/>
                <table:data-pilot-member table:name="25-mrt" table:display="true" table:show-details="true"/>
                <table:data-pilot-member table:name="26-mrt" table:display="true" table:show-details="true"/>
                <table:data-pilot-member table:name="27-mrt" table:display="true" table:show-details="true"/>
                <table:data-pilot-member table:name="28-mrt" table:display="true" table:show-details="true"/>
                <table:data-pilot-member table:name="29-mrt" table:display="true" table:show-details="true"/>
                <table:data-pilot-member table:name="30-mrt" table:display="true" table:show-details="true"/>
                <table:data-pilot-member table:name="31-mrt" table:display="true" table:show-details="true"/>
                <table:data-pilot-member table:name="01-apr" table:display="true" table:show-details="true"/>
                <table:data-pilot-member table:name="02-apr" table:display="true" table:show-details="true"/>
                <table:data-pilot-member table:name="03-apr" table:display="true" table:show-details="true"/>
                <table:data-pilot-member table:name="04-apr" table:display="true" table:show-details="true"/>
                <table:data-pilot-member table:name="05-apr" table:display="true" table:show-details="true"/>
                <table:data-pilot-member table:name="06-apr" table:display="true" table:show-details="true"/>
                <table:data-pilot-member table:name="07-apr" table:display="true" table:show-details="true"/>
                <table:data-pilot-member table:name="08-apr" table:display="true" table:show-details="true"/>
                <table:data-pilot-member table:name="09-apr" table:display="true" table:show-details="true"/>
                <table:data-pilot-member table:name="10-apr" table:display="true" table:show-details="true"/>
                <table:data-pilot-member table:name="11-apr" table:display="true" table:show-details="true"/>
                <table:data-pilot-member table:name="12-apr" table:display="true" table:show-details="true"/>
                <table:data-pilot-member table:name="13-apr" table:display="true" table:show-details="true"/>
                <table:data-pilot-member table:name="14-apr" table:display="true" table:show-details="true"/>
                <table:data-pilot-member table:name="15-apr" table:display="true" table:show-details="true"/>
                <table:data-pilot-member table:name="16-apr" table:display="true" table:show-details="true"/>
                <table:data-pilot-member table:name="17-apr" table:display="true" table:show-details="true"/>
                <table:data-pilot-member table:name="18-apr" table:display="true" table:show-details="true"/>
                <table:data-pilot-member table:name="19-apr" table:display="true" table:show-details="true"/>
                <table:data-pilot-member table:name="20-apr" table:display="true" table:show-details="true"/>
                <table:data-pilot-member table:name="21-apr" table:display="true" table:show-details="true"/>
                <table:data-pilot-member table:name="22-apr" table:display="true" table:show-details="true"/>
                <table:data-pilot-member table:name="23-apr" table:display="true" table:show-details="true"/>
                <table:data-pilot-member table:name="24-apr" table:display="true" table:show-details="true"/>
                <table:data-pilot-member table:name="25-apr" table:display="true" table:show-details="true"/>
                <table:data-pilot-member table:name="26-apr" table:display="true" table:show-details="true"/>
                <table:data-pilot-member table:name="27-apr" table:display="true" table:show-details="true"/>
                <table:data-pilot-member table:name="28-apr" table:display="true" table:show-details="true"/>
                <table:data-pilot-member table:name="29-apr" table:display="true" table:show-details="true"/>
                <table:data-pilot-member table:name="30-apr" table:display="true" table:show-details="true"/>
                <table:data-pilot-member table:name="01-mei" table:display="true" table:show-details="true"/>
                <table:data-pilot-member table:name="02-mei" table:display="true" table:show-details="true"/>
                <table:data-pilot-member table:name="03-mei" table:display="true" table:show-details="true"/>
                <table:data-pilot-member table:name="04-mei" table:display="true" table:show-details="true"/>
                <table:data-pilot-member table:name="05-mei" table:display="true" table:show-details="true"/>
                <table:data-pilot-member table:name="06-mei" table:display="true" table:show-details="true"/>
                <table:data-pilot-member table:name="07-mei" table:display="true" table:show-details="true"/>
                <table:data-pilot-member table:name="08-mei" table:display="true" table:show-details="true"/>
                <table:data-pilot-member table:name="09-mei" table:display="true" table:show-details="true"/>
                <table:data-pilot-member table:name="10-mei" table:display="true" table:show-details="true"/>
                <table:data-pilot-member table:name="11-mei" table:display="true" table:show-details="true"/>
                <table:data-pilot-member table:name="12-mei" table:display="true" table:show-details="true"/>
                <table:data-pilot-member table:name="13-mei" table:display="true" table:show-details="true"/>
                <table:data-pilot-member table:name="14-mei" table:display="true" table:show-details="true"/>
                <table:data-pilot-member table:name="15-mei" table:display="true" table:show-details="true"/>
                <table:data-pilot-member table:name="16-mei" table:display="true" table:show-details="true"/>
                <table:data-pilot-member table:name="17-mei" table:display="true" table:show-details="true"/>
                <table:data-pilot-member table:name="18-mei" table:display="true" table:show-details="true"/>
                <table:data-pilot-member table:name="19-mei" table:display="true" table:show-details="true"/>
                <table:data-pilot-member table:name="20-mei" table:display="true" table:show-details="true"/>
                <table:data-pilot-member table:name="21-mei" table:display="true" table:show-details="true"/>
                <table:data-pilot-member table:name="22-mei" table:display="true" table:show-details="true"/>
                <table:data-pilot-member table:name="23-mei" table:display="true" table:show-details="true"/>
                <table:data-pilot-member table:name="24-mei" table:display="true" table:show-details="true"/>
                <table:data-pilot-member table:name="25-mei" table:display="true" table:show-details="true"/>
                <table:data-pilot-member table:name="26-mei" table:display="true" table:show-details="true"/>
                <table:data-pilot-member table:name="27-mei" table:display="true" table:show-details="true"/>
                <table:data-pilot-member table:name="28-mei" table:display="true" table:show-details="true"/>
                <table:data-pilot-member table:name="29-mei" table:display="true" table:show-details="true"/>
                <table:data-pilot-member table:name="30-mei" table:display="true" table:show-details="true"/>
                <table:data-pilot-member table:name="31-mei" table:display="true" table:show-details="true"/>
                <table:data-pilot-member table:name="01-jun" table:display="true" table:show-details="true"/>
                <table:data-pilot-member table:name="02-jun" table:display="true" table:show-details="true"/>
                <table:data-pilot-member table:name="03-jun" table:display="true" table:show-details="true"/>
                <table:data-pilot-member table:name="04-jun" table:display="true" table:show-details="true"/>
                <table:data-pilot-member table:name="05-jun" table:display="true" table:show-details="true"/>
                <table:data-pilot-member table:name="06-jun" table:display="true" table:show-details="true"/>
                <table:data-pilot-member table:name="07-jun" table:display="true" table:show-details="true"/>
                <table:data-pilot-member table:name="08-jun" table:display="true" table:show-details="true"/>
                <table:data-pilot-member table:name="09-jun" table:display="true" table:show-details="true"/>
                <table:data-pilot-member table:name="10-jun" table:display="true" table:show-details="true"/>
                <table:data-pilot-member table:name="11-jun" table:display="true" table:show-details="true"/>
                <table:data-pilot-member table:name="12-jun" table:display="true" table:show-details="true"/>
                <table:data-pilot-member table:name="13-jun" table:display="true" table:show-details="true"/>
                <table:data-pilot-member table:name="14-jun" table:display="true" table:show-details="true"/>
                <table:data-pilot-member table:name="15-jun" table:display="true" table:show-details="true"/>
                <table:data-pilot-member table:name="16-jun" table:display="true" table:show-details="true"/>
                <table:data-pilot-member table:name="17-jun" table:display="true" table:show-details="true"/>
                <table:data-pilot-member table:name="18-jun" table:display="true" table:show-details="true"/>
                <table:data-pilot-member table:name="19-jun" table:display="true" table:show-details="true"/>
                <table:data-pilot-member table:name="20-jun" table:display="true" table:show-details="true"/>
                <table:data-pilot-member table:name="21-jun" table:display="true" table:show-details="true"/>
                <table:data-pilot-member table:name="22-jun" table:display="true" table:show-details="true"/>
                <table:data-pilot-member table:name="23-jun" table:display="true" table:show-details="true"/>
                <table:data-pilot-member table:name="24-jun" table:display="true" table:show-details="true"/>
                <table:data-pilot-member table:name="25-jun" table:display="true" table:show-details="true"/>
                <table:data-pilot-member table:name="26-jun" table:display="true" table:show-details="true"/>
                <table:data-pilot-member table:name="27-jun" table:display="true" table:show-details="true"/>
                <table:data-pilot-member table:name="28-jun" table:display="true" table:show-details="true"/>
                <table:data-pilot-member table:name="29-jun" table:display="true" table:show-details="true"/>
                <table:data-pilot-member table:name="30-jun" table:display="true" table:show-details="true"/>
                <table:data-pilot-member table:name="01-jul" table:display="true" table:show-details="true"/>
                <table:data-pilot-member table:name="02-jul" table:display="true" table:show-details="true"/>
                <table:data-pilot-member table:name="03-jul" table:display="true" table:show-details="true"/>
                <table:data-pilot-member table:name="04-jul" table:display="true" table:show-details="true"/>
                <table:data-pilot-member table:name="05-jul" table:display="true" table:show-details="true"/>
                <table:data-pilot-member table:name="06-jul" table:display="true" table:show-details="true"/>
                <table:data-pilot-member table:name="07-jul" table:display="true" table:show-details="true"/>
                <table:data-pilot-member table:name="08-jul" table:display="true" table:show-details="true"/>
                <table:data-pilot-member table:name="09-jul" table:display="true" table:show-details="true"/>
                <table:data-pilot-member table:name="10-jul" table:display="true" table:show-details="true"/>
                <table:data-pilot-member table:name="11-jul" table:display="true" table:show-details="true"/>
                <table:data-pilot-member table:name="12-jul" table:display="true" table:show-details="true"/>
                <table:data-pilot-member table:name="13-jul" table:display="true" table:show-details="true"/>
                <table:data-pilot-member table:name="14-jul" table:display="true" table:show-details="true"/>
                <table:data-pilot-member table:name="15-jul" table:display="true" table:show-details="true"/>
                <table:data-pilot-member table:name="16-jul" table:display="true" table:show-details="true"/>
                <table:data-pilot-member table:name="17-jul" table:display="true" table:show-details="true"/>
                <table:data-pilot-member table:name="18-jul" table:display="true" table:show-details="true"/>
                <table:data-pilot-member table:name="19-jul" table:display="true" table:show-details="true"/>
                <table:data-pilot-member table:name="20-jul" table:display="true" table:show-details="true"/>
                <table:data-pilot-member table:name="21-jul" table:display="true" table:show-details="true"/>
                <table:data-pilot-member table:name="22-jul" table:display="true" table:show-details="true"/>
                <table:data-pilot-member table:name="23-jul" table:display="true" table:show-details="true"/>
                <table:data-pilot-member table:name="24-jul" table:display="true" table:show-details="true"/>
                <table:data-pilot-member table:name="25-jul" table:display="true" table:show-details="true"/>
                <table:data-pilot-member table:name="26-jul" table:display="true" table:show-details="true"/>
                <table:data-pilot-member table:name="27-jul" table:display="true" table:show-details="true"/>
                <table:data-pilot-member table:name="28-jul" table:display="true" table:show-details="true"/>
                <table:data-pilot-member table:name="29-jul" table:display="true" table:show-details="true"/>
                <table:data-pilot-member table:name="30-jul" table:display="true" table:show-details="true"/>
                <table:data-pilot-member table:name="31-jul" table:display="true" table:show-details="true"/>
                <table:data-pilot-member table:name="01-aug" table:display="true" table:show-details="true"/>
                <table:data-pilot-member table:name="02-aug" table:display="true" table:show-details="true"/>
                <table:data-pilot-member table:name="03-aug" table:display="true" table:show-details="true"/>
                <table:data-pilot-member table:name="04-aug" table:display="true" table:show-details="true"/>
                <table:data-pilot-member table:name="05-aug" table:display="true" table:show-details="true"/>
                <table:data-pilot-member table:name="06-aug" table:display="true" table:show-details="true"/>
                <table:data-pilot-member table:name="07-aug" table:display="true" table:show-details="true"/>
                <table:data-pilot-member table:name="08-aug" table:display="true" table:show-details="true"/>
                <table:data-pilot-member table:name="09-aug" table:display="true" table:show-details="true"/>
                <table:data-pilot-member table:name="10-aug" table:display="true" table:show-details="true"/>
                <table:data-pilot-member table:name="11-aug" table:display="true" table:show-details="true"/>
                <table:data-pilot-member table:name="12-aug" table:display="true" table:show-details="true"/>
                <table:data-pilot-member table:name="13-aug" table:display="true" table:show-details="true"/>
                <table:data-pilot-member table:name="14-aug" table:display="true" table:show-details="true"/>
                <table:data-pilot-member table:name="15-aug" table:display="true" table:show-details="true"/>
                <table:data-pilot-member table:name="16-aug" table:display="true" table:show-details="true"/>
                <table:data-pilot-member table:name="17-aug" table:display="true" table:show-details="true"/>
                <table:data-pilot-member table:name="18-aug" table:display="true" table:show-details="true"/>
                <table:data-pilot-member table:name="19-aug" table:display="true" table:show-details="true"/>
                <table:data-pilot-member table:name="20-aug" table:display="true" table:show-details="true"/>
                <table:data-pilot-member table:name="21-aug" table:display="true" table:show-details="true"/>
                <table:data-pilot-member table:name="22-aug" table:display="true" table:show-details="true"/>
                <table:data-pilot-member table:name="23-aug" table:display="true" table:show-details="true"/>
                <table:data-pilot-member table:name="24-aug" table:display="true" table:show-details="true"/>
                <table:data-pilot-member table:name="25-aug" table:display="true" table:show-details="true"/>
                <table:data-pilot-member table:name="26-aug" table:display="true" table:show-details="true"/>
                <table:data-pilot-member table:name="27-aug" table:display="true" table:show-details="true"/>
                <table:data-pilot-member table:name="28-aug" table:display="true" table:show-details="true"/>
                <table:data-pilot-member table:name="29-aug" table:display="true" table:show-details="true"/>
                <table:data-pilot-member table:name="30-aug" table:display="true" table:show-details="true"/>
                <table:data-pilot-member table:name="31-aug" table:display="true" table:show-details="true"/>
                <table:data-pilot-member table:name="01-sep" table:display="true" table:show-details="true"/>
                <table:data-pilot-member table:name="02-sep" table:display="true" table:show-details="true"/>
                <table:data-pilot-member table:name="03-sep" table:display="true" table:show-details="true"/>
                <table:data-pilot-member table:name="04-sep" table:display="true" table:show-details="true"/>
                <table:data-pilot-member table:name="05-sep" table:display="true" table:show-details="true"/>
                <table:data-pilot-member table:name="06-sep" table:display="true" table:show-details="true"/>
                <table:data-pilot-member table:name="07-sep" table:display="true" table:show-details="true"/>
                <table:data-pilot-member table:name="08-sep" table:display="true" table:show-details="true"/>
                <table:data-pilot-member table:name="09-sep" table:display="true" table:show-details="true"/>
                <table:data-pilot-member table:name="10-sep" table:display="true" table:show-details="true"/>
                <table:data-pilot-member table:name="11-sep" table:display="true" table:show-details="true"/>
                <table:data-pilot-member table:name="12-sep" table:display="true" table:show-details="true"/>
                <table:data-pilot-member table:name="13-sep" table:display="true" table:show-details="true"/>
                <table:data-pilot-member table:name="14-sep" table:display="true" table:show-details="true"/>
                <table:data-pilot-member table:name="15-sep" table:display="true" table:show-details="true"/>
                <table:data-pilot-member table:name="16-sep" table:display="true" table:show-details="true"/>
                <table:data-pilot-member table:name="17-sep" table:display="true" table:show-details="true"/>
                <table:data-pilot-member table:name="18-sep" table:display="true" table:show-details="true"/>
                <table:data-pilot-member table:name="19-sep" table:display="true" table:show-details="true"/>
                <table:data-pilot-member table:name="20-sep" table:display="true" table:show-details="true"/>
                <table:data-pilot-member table:name="21-sep" table:display="true" table:show-details="true"/>
                <table:data-pilot-member table:name="22-sep" table:display="true" table:show-details="true"/>
                <table:data-pilot-member table:name="23-sep" table:display="true" table:show-details="true"/>
                <table:data-pilot-member table:name="24-sep" table:display="true" table:show-details="true"/>
                <table:data-pilot-member table:name="25-sep" table:display="true" table:show-details="true"/>
                <table:data-pilot-member table:name="26-sep" table:display="true" table:show-details="true"/>
                <table:data-pilot-member table:name="27-sep" table:display="true" table:show-details="true"/>
                <table:data-pilot-member table:name="28-sep" table:display="true" table:show-details="true"/>
                <table:data-pilot-member table:name="29-sep" table:display="true" table:show-details="true"/>
                <table:data-pilot-member table:name="30-sep" table:display="true" table:show-details="true"/>
                <table:data-pilot-member table:name="01-okt" table:display="true" table:show-details="true"/>
                <table:data-pilot-member table:name="02-okt" table:display="true" table:show-details="true"/>
                <table:data-pilot-member table:name="03-okt" table:display="true" table:show-details="true"/>
                <table:data-pilot-member table:name="04-okt" table:display="true" table:show-details="true"/>
                <table:data-pilot-member table:name="05-okt" table:display="true" table:show-details="true"/>
                <table:data-pilot-member table:name="06-okt" table:display="true" table:show-details="true"/>
                <table:data-pilot-member table:name="07-okt" table:display="true" table:show-details="true"/>
                <table:data-pilot-member table:name="08-okt" table:display="true" table:show-details="true"/>
                <table:data-pilot-member table:name="09-okt" table:display="true" table:show-details="true"/>
                <table:data-pilot-member table:name="10-okt" table:display="true" table:show-details="true"/>
                <table:data-pilot-member table:name="11-okt" table:display="true" table:show-details="true"/>
                <table:data-pilot-member table:name="12-okt" table:display="true" table:show-details="true"/>
                <table:data-pilot-member table:name="13-okt" table:display="true" table:show-details="true"/>
                <table:data-pilot-member table:name="14-okt" table:display="true" table:show-details="true"/>
                <table:data-pilot-member table:name="15-okt" table:display="true" table:show-details="true"/>
                <table:data-pilot-member table:name="16-okt" table:display="true" table:show-details="true"/>
                <table:data-pilot-member table:name="17-okt" table:display="true" table:show-details="true"/>
                <table:data-pilot-member table:name="18-okt" table:display="true" table:show-details="true"/>
                <table:data-pilot-member table:name="19-okt" table:display="true" table:show-details="true"/>
                <table:data-pilot-member table:name="20-okt" table:display="true" table:show-details="true"/>
                <table:data-pilot-member table:name="21-okt" table:display="true" table:show-details="true"/>
                <table:data-pilot-member table:name="22-okt" table:display="true" table:show-details="true"/>
                <table:data-pilot-member table:name="23-okt" table:display="true" table:show-details="true"/>
                <table:data-pilot-member table:name="24-okt" table:display="true" table:show-details="true"/>
                <table:data-pilot-member table:name="25-okt" table:display="true" table:show-details="true"/>
                <table:data-pilot-member table:name="26-okt" table:display="true" table:show-details="true"/>
                <table:data-pilot-member table:name="27-okt" table:display="true" table:show-details="true"/>
                <table:data-pilot-member table:name="28-okt" table:display="true" table:show-details="true"/>
                <table:data-pilot-member table:name="29-okt" table:display="true" table:show-details="true"/>
                <table:data-pilot-member table:name="30-okt" table:display="true" table:show-details="true"/>
                <table:data-pilot-member table:name="31-okt" table:display="true" table:show-details="true"/>
                <table:data-pilot-member table:name="01-nov" table:display="true" table:show-details="true"/>
                <table:data-pilot-member table:name="02-nov" table:display="true" table:show-details="true"/>
                <table:data-pilot-member table:name="03-nov" table:display="true" table:show-details="true"/>
                <table:data-pilot-member table:name="04-nov" table:display="true" table:show-details="true"/>
                <table:data-pilot-member table:name="05-nov" table:display="true" table:show-details="true"/>
                <table:data-pilot-member table:name="06-nov" table:display="true" table:show-details="true"/>
                <table:data-pilot-member table:name="07-nov" table:display="true" table:show-details="true"/>
                <table:data-pilot-member table:name="08-nov" table:display="true" table:show-details="true"/>
                <table:data-pilot-member table:name="09-nov" table:display="true" table:show-details="true"/>
                <table:data-pilot-member table:name="10-nov" table:display="true" table:show-details="true"/>
                <table:data-pilot-member table:name="11-nov" table:display="true" table:show-details="true"/>
                <table:data-pilot-member table:name="12-nov" table:display="true" table:show-details="true"/>
                <table:data-pilot-member table:name="13-nov" table:display="true" table:show-details="true"/>
                <table:data-pilot-member table:name="14-nov" table:display="true" table:show-details="true"/>
                <table:data-pilot-member table:name="15-nov" table:display="true" table:show-details="true"/>
                <table:data-pilot-member table:name="16-nov" table:display="true" table:show-details="true"/>
                <table:data-pilot-member table:name="17-nov" table:display="true" table:show-details="true"/>
                <table:data-pilot-member table:name="18-nov" table:display="true" table:show-details="true"/>
                <table:data-pilot-member table:name="19-nov" table:display="true" table:show-details="true"/>
                <table:data-pilot-member table:name="20-nov" table:display="true" table:show-details="true"/>
                <table:data-pilot-member table:name="21-nov" table:display="true" table:show-details="true"/>
                <table:data-pilot-member table:name="22-nov" table:display="true" table:show-details="true"/>
                <table:data-pilot-member table:name="23-nov" table:display="true" table:show-details="true"/>
                <table:data-pilot-member table:name="24-nov" table:display="true" table:show-details="true"/>
                <table:data-pilot-member table:name="25-nov" table:display="true" table:show-details="true"/>
                <table:data-pilot-member table:name="26-nov" table:display="true" table:show-details="true"/>
                <table:data-pilot-member table:name="27-nov" table:display="true" table:show-details="true"/>
                <table:data-pilot-member table:name="28-nov" table:display="true" table:show-details="true"/>
                <table:data-pilot-member table:name="29-nov" table:display="true" table:show-details="true"/>
                <table:data-pilot-member table:name="30-nov" table:display="true" table:show-details="true"/>
                <table:data-pilot-member table:name="01-dec" table:display="true" table:show-details="true"/>
                <table:data-pilot-member table:name="02-dec" table:display="true" table:show-details="true"/>
                <table:data-pilot-member table:name="03-dec" table:display="true" table:show-details="true"/>
                <table:data-pilot-member table:name="04-dec" table:display="true" table:show-details="true"/>
                <table:data-pilot-member table:name="05-dec" table:display="true" table:show-details="true"/>
                <table:data-pilot-member table:name="06-dec" table:display="true" table:show-details="true"/>
                <table:data-pilot-member table:name="07-dec" table:display="true" table:show-details="true"/>
                <table:data-pilot-member table:name="08-dec" table:display="true" table:show-details="true"/>
                <table:data-pilot-member table:name="09-dec" table:display="true" table:show-details="true"/>
                <table:data-pilot-member table:name="10-dec" table:display="true" table:show-details="true"/>
                <table:data-pilot-member table:name="11-dec" table:display="true" table:show-details="true"/>
                <table:data-pilot-member table:name="12-dec" table:display="true" table:show-details="true"/>
                <table:data-pilot-member table:name="13-dec" table:display="true" table:show-details="true"/>
                <table:data-pilot-member table:name="14-dec" table:display="true" table:show-details="true"/>
                <table:data-pilot-member table:name="15-dec" table:display="true" table:show-details="true"/>
                <table:data-pilot-member table:name="16-dec" table:display="true" table:show-details="true"/>
                <table:data-pilot-member table:name="17-dec" table:display="true" table:show-details="true"/>
                <table:data-pilot-member table:name="18-dec" table:display="true" table:show-details="true"/>
                <table:data-pilot-member table:name="19-dec" table:display="true" table:show-details="true"/>
                <table:data-pilot-member table:name="20-dec" table:display="true" table:show-details="true"/>
                <table:data-pilot-member table:name="21-dec" table:display="true" table:show-details="true"/>
                <table:data-pilot-member table:name="22-dec" table:display="true" table:show-details="true"/>
                <table:data-pilot-member table:name="23-dec" table:display="true" table:show-details="true"/>
                <table:data-pilot-member table:name="24-dec" table:display="true" table:show-details="true"/>
                <table:data-pilot-member table:name="25-dec" table:display="true" table:show-details="true"/>
                <table:data-pilot-member table:name="26-dec" table:display="true" table:show-details="true"/>
                <table:data-pilot-member table:name="27-dec" table:display="true" table:show-details="true"/>
                <table:data-pilot-member table:name="28-dec" table:display="true" table:show-details="true"/>
                <table:data-pilot-member table:name="29-dec" table:display="true" table:show-details="true"/>
                <table:data-pilot-member table:name="30-dec" table:display="true" table:show-details="true"/>
                <table:data-pilot-member table:name="31-dec" table:display="true" table:show-details="true"/>
                <table:data-pilot-member table:name="&gt;27-04-2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grouped-by="days" table:start="41275" table:end="auto" table:step="0"/>
          </table:data-pilot-field>
          <table:data-pilot-field table:source-field-name="Employee Name" table:orientation="row" table:used-hierarchy="0" table:function="auto">
            <table:data-pilot-level table:show-empty="false">
              <table:data-pilot-members>
                <table:data-pilot-member table:name="ES" table:display="true" table:show-details="true"/>
                <table:data-pilot-member table:name="FT" table:display="true" table:show-details="true"/>
                <table:data-pilot-member table:name="WJ" table:display="true" table:show-details="true"/>
                <table:data-pilot-member table:name="X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pent" table:orientation="data" table:used-hierarchy="0" table:function="sum">
            <table:data-pilot-level table:show-empty="false">
              <table:data-pilot-members>
                <table:data-pilot-member table:name="00:15:00" table:display="true" table:show-details="true"/>
                <table:data-pilot-member table:name="00:30:00" table:display="true" table:show-details="true"/>
                <table:data-pilot-member table:name="01:00:00" table:display="true" table:show-details="true"/>
                <table:data-pilot-member table:name="01:15:00" table:display="true" table:show-details="true"/>
                <table:data-pilot-member table:name="01:30:00" table:display="true" table:show-details="true"/>
                <table:data-pilot-member table:name="01:45:00" table:display="true" table:show-details="true"/>
                <table:data-pilot-member table:name="02:00:00" table:display="true" table:show-details="true"/>
                <table:data-pilot-member table:name="02:30:00" table:display="true" table:show-details="true"/>
                <table:data-pilot-member table:name="02:45:00" table:display="true" table:show-details="true"/>
                <table:data-pilot-member table:name="03:00:00" table:display="true" table:show-details="true"/>
                <table:data-pilot-member table:name="03:30:00" table:display="true" table:show-details="true"/>
                <table:data-pilot-member table:name="04:00:00" table:display="true" table:show-details="true"/>
                <table:data-pilot-member table:name="04:15:00" table:display="true" table:show-details="true"/>
                <table:data-pilot-member table:name="05:00:00" table:display="true" table:show-details="true"/>
                <table:data-pilot-member table:name="05:30:00" table:display="true" table:show-details="true"/>
                <table:data-pilot-member table:name="06:00:00" table:display="true" table:show-details="true"/>
                <table:data-pilot-member table:name="06:30:00" table:display="true" table:show-details="true"/>
                <table:data-pilot-member table:name="07:00:00" table:display="true" table:show-details="true"/>
                <table:data-pilot-member table:name="07:30:00" table:display="true" table:show-details="true"/>
                <table:data-pilot-member table:name="08:00:00" table:display="true" table:show-details="true"/>
                <table:data-pilot-member table:name="08:30:00" table:display="true" table:show-details="true"/>
                <table:data-pilot-member table:name="11:29: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raaitabel_Blad1_1_2.A2:Draaitabel_Blad1_1_2.G12" table:buttons="Draaitabel_Blad1_1_2.A2 Draaitabel_Blad1_1_2.A3 Draaitabel_Blad1_1_2.A7 Draaitabel_Blad1_1_2.B7 Draaitabel_Blad1_1_2.C7 Draaitabel_Blad1_1_2.D7 Draaitabel_Blad1_1_2.E5 Draaitabel_Blad1_1_2.F5">
          <table:source-cell-range table:cell-range-address="Blad1.A1:Blad1.I148"/>
          <table:data-pilot-field table:source-field-name="Project Name" table:orientation="page" table:selected-page="VEN-01-1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llable" table:orientation="column" table:used-hierarchy="0" table:function="auto">
            <table:data-pilot-level table:show-empty="false">
              <table:data-pilot-members>
                <table:data-pilot-member table:name="ONWAAR" table:display="true" table:show-details="false"/>
                <table:data-pilot-member table:name="WAA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 Name" table:orientation="column" table:used-hierarchy="0" table:function="auto">
            <table:data-pilot-level table:show-empty="false">
              <table:data-pilot-members>
                <table:data-pilot-member table:name="Billing" table:display="true" table:show-details="true"/>
                <table:data-pilot-member table:name="Ex Consultancy" table:display="true" table:show-details="true"/>
                <table:data-pilot-member table:name="Hardware Consultancy" table:display="true" table:show-details="true"/>
                <table:data-pilot-member table:name="Hardware development" table:display="true" table:show-details="true"/>
                <table:data-pilot-member table:name="Hardware layout" table:display="true" table:show-details="true"/>
                <table:data-pilot-member table:name="Hardware requirements" table:display="true" table:show-details="true"/>
                <table:data-pilot-member table:name="Production support" table:display="true" table:show-details="true"/>
                <table:data-pilot-member table:name="Quotation" table:display="true" table:show-details="true"/>
                <table:data-pilot-member table:name="Sales" table:display="true" table:show-details="true"/>
                <table:data-pilot-member table:name="Software development" table:display="true" table:show-details="true"/>
                <table:data-pilot-member table:name="Software Support" table:display="true" table:show-details="true"/>
                <table:data-pilot-member table:name="Software verification" table:display="true" table:show-details="true"/>
                <table:data-pilot-member table:name="Travel" table:display="true" table:show-details="true"/>
                <table:data-pilot-member table:name="Undefin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s" table:orientation="row" table:used-hierarchy="0" table:function="auto">
            <table:data-pilot-level table:show-empty="false">
              <table:data-pilot-members>
                <table:data-pilot-member table:name="&lt;01-01-2013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6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0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3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6" table:display="true" table:show-details="true"/>
                <table:data-pilot-member table:name="1217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2" table:display="true" table:show-details="true"/>
                <table:data-pilot-member table:name="1233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8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4" table:display="true" table:show-details="true"/>
                <table:data-pilot-member table:name="1255" table:display="true" table:show-details="true"/>
                <table:data-pilot-member table:name="1256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1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5" table:display="true" table:show-details="true"/>
                <table:data-pilot-member table:name="1276" table:display="true" table:show-details="true"/>
                <table:data-pilot-member table:name="1277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292" table:display="true" table:show-details="true"/>
                <table:data-pilot-member table:name="1293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297" table:display="true" table:show-details="true"/>
                <table:data-pilot-member table:name="1298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06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09" table:display="true" table:show-details="true"/>
                <table:data-pilot-member table:name="1310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18" table:display="true" table:show-details="true"/>
                <table:data-pilot-member table:name="1319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3" table:display="true" table:show-details="true"/>
                <table:data-pilot-member table:name="1324" table:display="true" table:show-details="true"/>
                <table:data-pilot-member table:name="1325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29" table:display="true" table:show-details="true"/>
                <table:data-pilot-member table:name="1330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33" table:display="true" table:show-details="true"/>
                <table:data-pilot-member table:name="1334" table:display="true" table:show-details="true"/>
                <table:data-pilot-member table:name="1335" table:display="true" table:show-details="true"/>
                <table:data-pilot-member table:name="1336" table:display="true" table:show-details="true"/>
                <table:data-pilot-member table:name="1337" table:display="true" table:show-details="true"/>
                <table:data-pilot-member table:name="1338" table:display="true" table:show-details="true"/>
                <table:data-pilot-member table:name="1339" table:display="true" table:show-details="true"/>
                <table:data-pilot-member table:name="1340" table:display="true" table:show-details="true"/>
                <table:data-pilot-member table:name="1341" table:display="true" table:show-details="true"/>
                <table:data-pilot-member table:name="1342" table:display="true" table:show-details="true"/>
                <table:data-pilot-member table:name="1343" table:display="true" table:show-details="true"/>
                <table:data-pilot-member table:name="1344" table:display="true" table:show-details="true"/>
                <table:data-pilot-member table:name="1345" table:display="true" table:show-details="true"/>
                <table:data-pilot-member table:name="1346" table:display="true" table:show-details="true"/>
                <table:data-pilot-member table:name="1347" table:display="true" table:show-details="true"/>
                <table:data-pilot-member table:name="1348" table:display="true" table:show-details="true"/>
                <table:data-pilot-member table:name="1349" table:display="true" table:show-details="true"/>
                <table:data-pilot-member table:name="1350" table:display="true" table:show-details="true"/>
                <table:data-pilot-member table:name="1351" table:display="true" table:show-details="true"/>
                <table:data-pilot-member table:name="1352" table:display="true" table:show-details="true"/>
                <table:data-pilot-member table:name="1353" table:display="true" table:show-details="true"/>
                <table:data-pilot-member table:name="1354" table:display="true" table:show-details="true"/>
                <table:data-pilot-member table:name="1355" table:display="true" table:show-details="true"/>
                <table:data-pilot-member table:name="1356" table:display="true" table:show-details="true"/>
                <table:data-pilot-member table:name="1357" table:display="true" table:show-details="true"/>
                <table:data-pilot-member table:name="1358" table:display="true" table:show-details="true"/>
                <table:data-pilot-member table:name="1359" table:display="true" table:show-details="true"/>
                <table:data-pilot-member table:name="1360" table:display="true" table:show-details="true"/>
                <table:data-pilot-member table:name="1361" table:display="true" table:show-details="true"/>
                <table:data-pilot-member table:name="1362" table:display="true" table:show-details="true"/>
                <table:data-pilot-member table:name="1363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6" table:display="true" table:show-details="true"/>
                <table:data-pilot-member table:name="1367" table:display="true" table:show-details="true"/>
                <table:data-pilot-member table:name="1368" table:display="true" table:show-details="true"/>
                <table:data-pilot-member table:name="1369" table:display="true" table:show-details="true"/>
                <table:data-pilot-member table:name="1370" table:display="true" table:show-details="true"/>
                <table:data-pilot-member table:name="1371" table:display="true" table:show-details="true"/>
                <table:data-pilot-member table:name="1372" table:display="true" table:show-details="true"/>
                <table:data-pilot-member table:name="1373" table:display="true" table:show-details="true"/>
                <table:data-pilot-member table:name="1374" table:display="true" table:show-details="true"/>
                <table:data-pilot-member table:name="1375" table:display="true" table:show-details="true"/>
                <table:data-pilot-member table:name="1376" table:display="true" table:show-details="true"/>
                <table:data-pilot-member table:name="1377" table:display="true" table:show-details="true"/>
                <table:data-pilot-member table:name="1378" table:display="true" table:show-details="true"/>
                <table:data-pilot-member table:name="1379" table:display="true" table:show-details="true"/>
                <table:data-pilot-member table:name="1380" table:display="true" table:show-details="true"/>
                <table:data-pilot-member table:name="1381" table:display="true" table:show-details="true"/>
                <table:data-pilot-member table:name="1382" table:display="true" table:show-details="true"/>
                <table:data-pilot-member table:name="1383" table:display="true" table:show-details="true"/>
                <table:data-pilot-member table:name="1384" table:display="true" table:show-details="true"/>
                <table:data-pilot-member table:name="1385" table:display="true" table:show-details="true"/>
                <table:data-pilot-member table:name="1386" table:display="true" table:show-details="true"/>
                <table:data-pilot-member table:name="1387" table:display="true" table:show-details="true"/>
                <table:data-pilot-member table:name="1388" table:display="true" table:show-details="true"/>
                <table:data-pilot-member table:name="1389" table:display="true" table:show-details="true"/>
                <table:data-pilot-member table:name="1390" table:display="true" table:show-details="true"/>
                <table:data-pilot-member table:name="1391" table:display="true" table:show-details="true"/>
                <table:data-pilot-member table:name="1392" table:display="true" table:show-details="true"/>
                <table:data-pilot-member table:name="1393" table:display="true" table:show-details="true"/>
                <table:data-pilot-member table:name="1394" table:display="true" table:show-details="true"/>
                <table:data-pilot-member table:name="1395" table:display="true" table:show-details="true"/>
                <table:data-pilot-member table:name="1396" table:display="true" table:show-details="true"/>
                <table:data-pilot-member table:name="1397" table:display="true" table:show-details="true"/>
                <table:data-pilot-member table:name="1398" table:display="true" table:show-details="true"/>
                <table:data-pilot-member table:name="1399" table:display="true" table:show-details="true"/>
                <table:data-pilot-member table:name="1400" table:display="true" table:show-details="true"/>
                <table:data-pilot-member table:name="1401" table:display="true" table:show-details="true"/>
                <table:data-pilot-member table:name="1402" table:display="true" table:show-details="true"/>
                <table:data-pilot-member table:name="1403" table:display="true" table:show-details="true"/>
                <table:data-pilot-member table:name="1404" table:display="true" table:show-details="true"/>
                <table:data-pilot-member table:name="1405" table:display="true" table:show-details="true"/>
                <table:data-pilot-member table:name="1406" table:display="true" table:show-details="true"/>
                <table:data-pilot-member table:name="1407" table:display="true" table:show-details="true"/>
                <table:data-pilot-member table:name="1408" table:display="true" table:show-details="true"/>
                <table:data-pilot-member table:name="1409" table:display="true" table:show-details="true"/>
                <table:data-pilot-member table:name="1410" table:display="true" table:show-details="true"/>
                <table:data-pilot-member table:name="1411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14" table:display="true" table:show-details="true"/>
                <table:data-pilot-member table:name="1415" table:display="true" table:show-details="true"/>
                <table:data-pilot-member table:name="1416" table:display="true" table:show-details="true"/>
                <table:data-pilot-member table:name="1417" table:display="true" table:show-details="true"/>
                <table:data-pilot-member table:name="1418" table:display="true" table:show-details="true"/>
                <table:data-pilot-member table:name="1419" table:display="true" table:show-details="true"/>
                <table:data-pilot-member table:name="1420" table:display="true" table:show-details="true"/>
                <table:data-pilot-member table:name="1421" table:display="true" table:show-details="true"/>
                <table:data-pilot-member table:name="1422" table:display="true" table:show-details="true"/>
                <table:data-pilot-member table:name="1423" table:display="true" table:show-details="true"/>
                <table:data-pilot-member table:name="1424" table:display="true" table:show-details="true"/>
                <table:data-pilot-member table:name="1425" table:display="true" table:show-details="true"/>
                <table:data-pilot-member table:name="1426" table:display="true" table:show-details="true"/>
                <table:data-pilot-member table:name="1427" table:display="true" table:show-details="true"/>
                <table:data-pilot-member table:name="1428" table:display="true" table:show-details="true"/>
                <table:data-pilot-member table:name="1429" table:display="true" table:show-details="true"/>
                <table:data-pilot-member table:name="1430" table:display="true" table:show-details="true"/>
                <table:data-pilot-member table:name="1431" table:display="true" table:show-details="true"/>
                <table:data-pilot-member table:name="1432" table:display="true" table:show-details="true"/>
                <table:data-pilot-member table:name="1433" table:display="true" table:show-details="true"/>
                <table:data-pilot-member table:name="1434" table:display="true" table:show-details="true"/>
                <table:data-pilot-member table:name="1435" table:display="true" table:show-details="true"/>
                <table:data-pilot-member table:name="1436" table:display="true" table:show-details="true"/>
                <table:data-pilot-member table:name="1437" table:display="true" table:show-details="true"/>
                <table:data-pilot-member table:name="1438" table:display="true" table:show-details="true"/>
                <table:data-pilot-member table:name="1439" table:display="true" table:show-details="true"/>
                <table:data-pilot-member table:name="1440" table:display="true" table:show-details="true"/>
                <table:data-pilot-member table:name="1441" table:display="true" table:show-details="true"/>
                <table:data-pilot-member table:name="1442" table:display="true" table:show-details="true"/>
                <table:data-pilot-member table:name="1443" table:display="true" table:show-details="true"/>
                <table:data-pilot-member table:name="1444" table:display="true" table:show-details="true"/>
                <table:data-pilot-member table:name="1445" table:display="true" table:show-details="true"/>
                <table:data-pilot-member table:name="1446" table:display="true" table:show-details="true"/>
                <table:data-pilot-member table:name="1447" table:display="true" table:show-details="true"/>
                <table:data-pilot-member table:name="1448" table:display="true" table:show-details="true"/>
                <table:data-pilot-member table:name="1449" table:display="true" table:show-details="true"/>
                <table:data-pilot-member table:name="1450" table:display="true" table:show-details="true"/>
                <table:data-pilot-member table:name="1451" table:display="true" table:show-details="true"/>
                <table:data-pilot-member table:name="1452" table:display="true" table:show-details="true"/>
                <table:data-pilot-member table:name="1453" table:display="true" table:show-details="true"/>
                <table:data-pilot-member table:name="1454" table:display="true" table:show-details="true"/>
                <table:data-pilot-member table:name="1455" table:display="true" table:show-details="true"/>
                <table:data-pilot-member table:name="1456" table:display="true" table:show-details="true"/>
                <table:data-pilot-member table:name="1457" table:display="true" table:show-details="true"/>
                <table:data-pilot-member table:name="1458" table:display="true" table:show-details="true"/>
                <table:data-pilot-member table:name="1459" table:display="true" table:show-details="true"/>
                <table:data-pilot-member table:name="1460" table:display="true" table:show-details="true"/>
                <table:data-pilot-member table:name="1461" table:display="true" table:show-details="true"/>
                <table:data-pilot-member table:name="1462" table:display="true" table:show-details="true"/>
                <table:data-pilot-member table:name="1463" table:display="true" table:show-details="true"/>
                <table:data-pilot-member table:name="1464" table:display="true" table:show-details="true"/>
                <table:data-pilot-member table:name="1465" table:display="true" table:show-details="true"/>
                <table:data-pilot-member table:name="1466" table:display="true" table:show-details="true"/>
                <table:data-pilot-member table:name="1467" table:display="true" table:show-details="true"/>
                <table:data-pilot-member table:name="1468" table:display="true" table:show-details="true"/>
                <table:data-pilot-member table:name="1469" table:display="true" table:show-details="true"/>
                <table:data-pilot-member table:name="1470" table:display="true" table:show-details="true"/>
                <table:data-pilot-member table:name="1471" table:display="true" table:show-details="true"/>
                <table:data-pilot-member table:name="1472" table:display="true" table:show-details="true"/>
                <table:data-pilot-member table:name="1473" table:display="true" table:show-details="true"/>
                <table:data-pilot-member table:name="1474" table:display="true" table:show-details="true"/>
                <table:data-pilot-member table:name="1475" table:display="true" table:show-details="true"/>
                <table:data-pilot-member table:name="1476" table:display="true" table:show-details="true"/>
                <table:data-pilot-member table:name="1477" table:display="true" table:show-details="true"/>
                <table:data-pilot-member table:name="1478" table:display="true" table:show-details="true"/>
                <table:data-pilot-member table:name="1479" table:display="true" table:show-details="true"/>
                <table:data-pilot-member table:name="1480" table:display="true" table:show-details="true"/>
                <table:data-pilot-member table:name="1481" table:display="true" table:show-details="true"/>
                <table:data-pilot-member table:name="1482" table:display="true" table:show-details="true"/>
                <table:data-pilot-member table:name="1483" table:display="true" table:show-details="true"/>
                <table:data-pilot-member table:name="1484" table:display="true" table:show-details="true"/>
                <table:data-pilot-member table:name="1485" table:display="true" table:show-details="true"/>
                <table:data-pilot-member table:name="1486" table:display="true" table:show-details="true"/>
                <table:data-pilot-member table:name="1487" table:display="true" table:show-details="true"/>
                <table:data-pilot-member table:name="1488" table:display="true" table:show-details="true"/>
                <table:data-pilot-member table:name="1489" table:display="true" table:show-details="true"/>
                <table:data-pilot-member table:name="1490" table:display="true" table:show-details="true"/>
                <table:data-pilot-member table:name="1491" table:display="true" table:show-details="true"/>
                <table:data-pilot-member table:name="1492" table:display="true" table:show-details="true"/>
                <table:data-pilot-member table:name="1493" table:display="true" table:show-details="true"/>
                <table:data-pilot-member table:name="1494" table:display="true" table:show-details="true"/>
                <table:data-pilot-member table:name="1495" table:display="true" table:show-details="true"/>
                <table:data-pilot-member table:name="1496" table:display="true" table:show-details="true"/>
                <table:data-pilot-member table:name="1497" table:display="true" table:show-details="true"/>
                <table:data-pilot-member table:name="1498" table:display="true" table:show-details="true"/>
                <table:data-pilot-member table:name="1499" table:display="true" table:show-details="true"/>
                <table:data-pilot-member table:name="1500" table:display="true" table:show-details="true"/>
                <table:data-pilot-member table:name="1501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11" table:display="true" table:show-details="true"/>
                <table:data-pilot-member table:name="1512" table:display="true" table:show-details="true"/>
                <table:data-pilot-member table:name="1513" table:display="true" table:show-details="true"/>
                <table:data-pilot-member table:name="1514" table:display="true" table:show-details="true"/>
                <table:data-pilot-member table:name="1515" table:display="true" table:show-details="true"/>
                <table:data-pilot-member table:name="1516" table:display="true" table:show-details="true"/>
                <table:data-pilot-member table:name="1517" table:display="true" table:show-details="true"/>
                <table:data-pilot-member table:name="1518" table:display="true" table:show-details="true"/>
                <table:data-pilot-member table:name="1519" table:display="true" table:show-details="true"/>
                <table:data-pilot-member table:name="1520" table:display="true" table:show-details="true"/>
                <table:data-pilot-member table:name="1521" table:display="true" table:show-details="true"/>
                <table:data-pilot-member table:name="1522" table:display="true" table:show-details="true"/>
                <table:data-pilot-member table:name="1523" table:display="true" table:show-details="true"/>
                <table:data-pilot-member table:name="1524" table:display="true" table:show-details="true"/>
                <table:data-pilot-member table:name="1525" table:display="true" table:show-details="true"/>
                <table:data-pilot-member table:name="1526" table:display="true" table:show-details="true"/>
                <table:data-pilot-member table:name="1527" table:display="true" table:show-details="true"/>
                <table:data-pilot-member table:name="1528" table:display="true" table:show-details="true"/>
                <table:data-pilot-member table:name="1529" table:display="true" table:show-details="true"/>
                <table:data-pilot-member table:name="1530" table:display="true" table:show-details="true"/>
                <table:data-pilot-member table:name="1531" table:display="true" table:show-details="true"/>
                <table:data-pilot-member table:name="1532" table:display="true" table:show-details="true"/>
                <table:data-pilot-member table:name="1533" table:display="true" table:show-details="true"/>
                <table:data-pilot-member table:name="1534" table:display="true" table:show-details="true"/>
                <table:data-pilot-member table:name="1535" table:display="true" table:show-details="true"/>
                <table:data-pilot-member table:name="1536" table:display="true" table:show-details="true"/>
                <table:data-pilot-member table:name="1537" table:display="true" table:show-details="true"/>
                <table:data-pilot-member table:name="1538" table:display="true" table:show-details="true"/>
                <table:data-pilot-member table:name="1539" table:display="true" table:show-details="true"/>
                <table:data-pilot-member table:name="1540" table:display="true" table:show-details="true"/>
                <table:data-pilot-member table:name="1541" table:display="true" table:show-details="true"/>
                <table:data-pilot-member table:name="1542" table:display="true" table:show-details="true"/>
                <table:data-pilot-member table:name="1543" table:display="true" table:show-details="true"/>
                <table:data-pilot-member table:name="1544" table:display="true" table:show-details="true"/>
                <table:data-pilot-member table:name="1545" table:display="true" table:show-details="true"/>
                <table:data-pilot-member table:name="1546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49" table:display="true" table:show-details="true"/>
                <table:data-pilot-member table:name="1550" table:display="true" table:show-details="true"/>
                <table:data-pilot-member table:name="1551" table:display="true" table:show-details="true"/>
                <table:data-pilot-member table:name="1552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5" table:display="true" table:show-details="true"/>
                <table:data-pilot-member table:name="1556" table:display="true" table:show-details="true"/>
                <table:data-pilot-member table:name="1557" table:display="true" table:show-details="true"/>
                <table:data-pilot-member table:name="1558" table:display="true" table:show-details="true"/>
                <table:data-pilot-member table:name="1559" table:display="true" table:show-details="true"/>
                <table:data-pilot-member table:name="1560" table:display="true" table:show-details="true"/>
                <table:data-pilot-member table:name="1561" table:display="true" table:show-details="true"/>
                <table:data-pilot-member table:name="1562" table:display="true" table:show-details="true"/>
                <table:data-pilot-member table:name="1563" table:display="true" table:show-details="true"/>
                <table:data-pilot-member table:name="1564" table:display="true" table:show-details="true"/>
                <table:data-pilot-member table:name="1565" table:display="true" table:show-details="true"/>
                <table:data-pilot-member table:name="1566" table:display="true" table:show-details="true"/>
                <table:data-pilot-member table:name="1567" table:display="true" table:show-details="true"/>
                <table:data-pilot-member table:name="1568" table:display="true" table:show-details="true"/>
                <table:data-pilot-member table:name="1569" table:display="true" table:show-details="true"/>
                <table:data-pilot-member table:name="1570" table:display="true" table:show-details="true"/>
                <table:data-pilot-member table:name="1571" table:display="true" table:show-details="true"/>
                <table:data-pilot-member table:name="1572" table:display="true" table:show-details="true"/>
                <table:data-pilot-member table:name="1573" table:display="true" table:show-details="true"/>
                <table:data-pilot-member table:name="1574" table:display="true" table:show-details="true"/>
                <table:data-pilot-member table:name="1575" table:display="true" table:show-details="true"/>
                <table:data-pilot-member table:name="1576" table:display="true" table:show-details="true"/>
                <table:data-pilot-member table:name="1577" table:display="true" table:show-details="true"/>
                <table:data-pilot-member table:name="1578" table:display="true" table:show-details="true"/>
                <table:data-pilot-member table:name="1579" table:display="true" table:show-details="true"/>
                <table:data-pilot-member table:name="1580" table:display="true" table:show-details="true"/>
                <table:data-pilot-member table:name="1581" table:display="true" table:show-details="true"/>
                <table:data-pilot-member table:name="1582" table:display="true" table:show-details="true"/>
                <table:data-pilot-member table:name="1583" table:display="true" table:show-details="true"/>
                <table:data-pilot-member table:name="1584" table:display="true" table:show-details="true"/>
                <table:data-pilot-member table:name="1585" table:display="true" table:show-details="true"/>
                <table:data-pilot-member table:name="1586" table:display="true" table:show-details="true"/>
                <table:data-pilot-member table:name="1587" table:display="true" table:show-details="true"/>
                <table:data-pilot-member table:name="1588" table:display="true" table:show-details="true"/>
                <table:data-pilot-member table:name="1589" table:display="true" table:show-details="true"/>
                <table:data-pilot-member table:name="1590" table:display="true" table:show-details="true"/>
                <table:data-pilot-member table:name="1591" table:display="true" table:show-details="true"/>
                <table:data-pilot-member table:name="1592" table:display="true" table:show-details="true"/>
                <table:data-pilot-member table:name="1593" table:display="true" table:show-details="true"/>
                <table:data-pilot-member table:name="1594" table:display="true" table:show-details="true"/>
                <table:data-pilot-member table:name="1595" table:display="true" table:show-details="true"/>
                <table:data-pilot-member table:name="1596" table:display="true" table:show-details="true"/>
                <table:data-pilot-member table:name="1597" table:display="true" table:show-details="true"/>
                <table:data-pilot-member table:name="1598" table:display="true" table:show-details="true"/>
                <table:data-pilot-member table:name="1599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02" table:display="true" table:show-details="true"/>
                <table:data-pilot-member table:name="1603" table:display="true" table:show-details="true"/>
                <table:data-pilot-member table:name="1604" table:display="true" table:show-details="true"/>
                <table:data-pilot-member table:name="1605" table:display="true" table:show-details="true"/>
                <table:data-pilot-member table:name="1606" table:display="true" table:show-details="true"/>
                <table:data-pilot-member table:name="1607" table:display="true" table:show-details="true"/>
                <table:data-pilot-member table:name="1608" table:display="true" table:show-details="true"/>
                <table:data-pilot-member table:name="1609" table:display="true" table:show-details="true"/>
                <table:data-pilot-member table:name="1610" table:display="true" table:show-details="true"/>
                <table:data-pilot-member table:name="1611" table:display="true" table:show-details="true"/>
                <table:data-pilot-member table:name="1612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5" table:display="true" table:show-details="true"/>
                <table:data-pilot-member table:name="1616" table:display="true" table:show-details="true"/>
                <table:data-pilot-member table:name="1617" table:display="true" table:show-details="true"/>
                <table:data-pilot-member table:name="1618" table:display="true" table:show-details="true"/>
                <table:data-pilot-member table:name="1619" table:display="true" table:show-details="true"/>
                <table:data-pilot-member table:name="1620" table:display="true" table:show-details="true"/>
                <table:data-pilot-member table:name="1621" table:display="true" table:show-details="true"/>
                <table:data-pilot-member table:name="1622" table:display="true" table:show-details="true"/>
                <table:data-pilot-member table:name="1623" table:display="true" table:show-details="true"/>
                <table:data-pilot-member table:name="1624" table:display="true" table:show-details="true"/>
                <table:data-pilot-member table:name="1625" table:display="true" table:show-details="true"/>
                <table:data-pilot-member table:name="1626" table:display="true" table:show-details="true"/>
                <table:data-pilot-member table:name="1627" table:display="true" table:show-details="true"/>
                <table:data-pilot-member table:name="1628" table:display="true" table:show-details="true"/>
                <table:data-pilot-member table:name="1629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32" table:display="true" table:show-details="true"/>
                <table:data-pilot-member table:name="1633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36" table:display="true" table:show-details="true"/>
                <table:data-pilot-member table:name="1637" table:display="true" table:show-details="true"/>
                <table:data-pilot-member table:name="1638" table:display="true" table:show-details="true"/>
                <table:data-pilot-member table:name="1639" table:display="true" table:show-details="true"/>
                <table:data-pilot-member table:name="1640" table:display="true" table:show-details="true"/>
                <table:data-pilot-member table:name="1641" table:display="true" table:show-details="true"/>
                <table:data-pilot-member table:name="1642" table:display="true" table:show-details="true"/>
                <table:data-pilot-member table:name="1643" table:display="true" table:show-details="true"/>
                <table:data-pilot-member table:name="1644" table:display="true" table:show-details="true"/>
                <table:data-pilot-member table:name="1645" table:display="true" table:show-details="true"/>
                <table:data-pilot-member table:name="1646" table:display="true" table:show-details="true"/>
                <table:data-pilot-member table:name="1647" table:display="true" table:show-details="true"/>
                <table:data-pilot-member table:name="1648" table:display="true" table:show-details="true"/>
                <table:data-pilot-member table:name="1649" table:display="true" table:show-details="true"/>
                <table:data-pilot-member table:name="1650" table:display="true" table:show-details="true"/>
                <table:data-pilot-member table:name="1651" table:display="true" table:show-details="true"/>
                <table:data-pilot-member table:name="1652" table:display="true" table:show-details="true"/>
                <table:data-pilot-member table:name="1653" table:display="true" table:show-details="true"/>
                <table:data-pilot-member table:name="1654" table:display="true" table:show-details="true"/>
                <table:data-pilot-member table:name="1655" table:display="true" table:show-details="true"/>
                <table:data-pilot-member table:name="1656" table:display="true" table:show-details="true"/>
                <table:data-pilot-member table:name="1657" table:display="true" table:show-details="true"/>
                <table:data-pilot-member table:name="1658" table:display="true" table:show-details="true"/>
                <table:data-pilot-member table:name="1659" table:display="true" table:show-details="true"/>
                <table:data-pilot-member table:name="1660" table:display="true" table:show-details="true"/>
                <table:data-pilot-member table:name="1661" table:display="true" table:show-details="true"/>
                <table:data-pilot-member table:name="1662" table:display="true" table:show-details="true"/>
                <table:data-pilot-member table:name="1663" table:display="true" table:show-details="true"/>
                <table:data-pilot-member table:name="1664" table:display="true" table:show-details="true"/>
                <table:data-pilot-member table:name="1665" table:display="true" table:show-details="true"/>
                <table:data-pilot-member table:name="1666" table:display="true" table:show-details="true"/>
                <table:data-pilot-member table:name="1667" table:display="true" table:show-details="true"/>
                <table:data-pilot-member table:name="1668" table:display="true" table:show-details="true"/>
                <table:data-pilot-member table:name="1669" table:display="true" table:show-details="true"/>
                <table:data-pilot-member table:name="1670" table:display="true" table:show-details="true"/>
                <table:data-pilot-member table:name="1671" table:display="true" table:show-details="true"/>
                <table:data-pilot-member table:name="1672" table:display="true" table:show-details="true"/>
                <table:data-pilot-member table:name="1673" table:display="true" table:show-details="true"/>
                <table:data-pilot-member table:name="1674" table:display="true" table:show-details="true"/>
                <table:data-pilot-member table:name="1675" table:display="true" table:show-details="true"/>
                <table:data-pilot-member table:name="1676" table:display="true" table:show-details="true"/>
                <table:data-pilot-member table:name="1677" table:display="true" table:show-details="true"/>
                <table:data-pilot-member table:name="1678" table:display="true" table:show-details="true"/>
                <table:data-pilot-member table:name="1679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2" table:display="true" table:show-details="true"/>
                <table:data-pilot-member table:name="1683" table:display="true" table:show-details="true"/>
                <table:data-pilot-member table:name="1684" table:display="true" table:show-details="true"/>
                <table:data-pilot-member table:name="1685" table:display="true" table:show-details="true"/>
                <table:data-pilot-member table:name="1686" table:display="true" table:show-details="true"/>
                <table:data-pilot-member table:name="1687" table:display="true" table:show-details="true"/>
                <table:data-pilot-member table:name="1688" table:display="true" table:show-details="true"/>
                <table:data-pilot-member table:name="1689" table:display="true" table:show-details="true"/>
                <table:data-pilot-member table:name="1690" table:display="true" table:show-details="true"/>
                <table:data-pilot-member table:name="1691" table:display="true" table:show-details="true"/>
                <table:data-pilot-member table:name="1692" table:display="true" table:show-details="true"/>
                <table:data-pilot-member table:name="1693" table:display="true" table:show-details="true"/>
                <table:data-pilot-member table:name="1694" table:display="true" table:show-details="true"/>
                <table:data-pilot-member table:name="1695" table:display="true" table:show-details="true"/>
                <table:data-pilot-member table:name="1696" table:display="true" table:show-details="true"/>
                <table:data-pilot-member table:name="1697" table:display="true" table:show-details="true"/>
                <table:data-pilot-member table:name="1698" table:display="true" table:show-details="true"/>
                <table:data-pilot-member table:name="1699" table:display="true" table:show-details="true"/>
                <table:data-pilot-member table:name="1700" table:display="true" table:show-details="true"/>
                <table:data-pilot-member table:name="1701" table:display="true" table:show-details="true"/>
                <table:data-pilot-member table:name="1702" table:display="true" table:show-details="true"/>
                <table:data-pilot-member table:name="1703" table:display="true" table:show-details="true"/>
                <table:data-pilot-member table:name="1704" table:display="true" table:show-details="true"/>
                <table:data-pilot-member table:name="1705" table:display="true" table:show-details="true"/>
                <table:data-pilot-member table:name="1706" table:display="true" table:show-details="true"/>
                <table:data-pilot-member table:name="1707" table:display="true" table:show-details="true"/>
                <table:data-pilot-member table:name="1708" table:display="true" table:show-details="true"/>
                <table:data-pilot-member table:name="1709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3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17" table:display="true" table:show-details="true"/>
                <table:data-pilot-member table:name="1718" table:display="true" table:show-details="true"/>
                <table:data-pilot-member table:name="1719" table:display="true" table:show-details="true"/>
                <table:data-pilot-member table:name="1720" table:display="true" table:show-details="true"/>
                <table:data-pilot-member table:name="1721" table:display="true" table:show-details="true"/>
                <table:data-pilot-member table:name="1722" table:display="true" table:show-details="true"/>
                <table:data-pilot-member table:name="1723" table:display="true" table:show-details="true"/>
                <table:data-pilot-member table:name="1724" table:display="true" table:show-details="true"/>
                <table:data-pilot-member table:name="1725" table:display="true" table:show-details="true"/>
                <table:data-pilot-member table:name="1726" table:display="true" table:show-details="true"/>
                <table:data-pilot-member table:name="1727" table:display="true" table:show-details="true"/>
                <table:data-pilot-member table:name="1728" table:display="true" table:show-details="true"/>
                <table:data-pilot-member table:name="1729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32" table:display="true" table:show-details="true"/>
                <table:data-pilot-member table:name="1733" table:display="true" table:show-details="true"/>
                <table:data-pilot-member table:name="1734" table:display="true" table:show-details="true"/>
                <table:data-pilot-member table:name="1735" table:display="true" table:show-details="true"/>
                <table:data-pilot-member table:name="1736" table:display="true" table:show-details="true"/>
                <table:data-pilot-member table:name="1737" table:display="true" table:show-details="true"/>
                <table:data-pilot-member table:name="1738" table:display="true" table:show-details="true"/>
                <table:data-pilot-member table:name="1739" table:display="true" table:show-details="true"/>
                <table:data-pilot-member table:name="1740" table:display="true" table:show-details="true"/>
                <table:data-pilot-member table:name="1741" table:display="true" table:show-details="true"/>
                <table:data-pilot-member table:name="1742" table:display="true" table:show-details="true"/>
                <table:data-pilot-member table:name="1743" table:display="true" table:show-details="true"/>
                <table:data-pilot-member table:name="1744" table:display="true" table:show-details="true"/>
                <table:data-pilot-member table:name="1745" table:display="true" table:show-details="true"/>
                <table:data-pilot-member table:name="1746" table:display="true" table:show-details="true"/>
                <table:data-pilot-member table:name="1747" table:display="true" table:show-details="true"/>
                <table:data-pilot-member table:name="1748" table:display="true" table:show-details="true"/>
                <table:data-pilot-member table:name="1749" table:display="true" table:show-details="true"/>
                <table:data-pilot-member table:name="1750" table:display="true" table:show-details="true"/>
                <table:data-pilot-member table:name="1751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54" table:display="true" table:show-details="true"/>
                <table:data-pilot-member table:name="1755" table:display="true" table:show-details="true"/>
                <table:data-pilot-member table:name="1756" table:display="true" table:show-details="true"/>
                <table:data-pilot-member table:name="1757" table:display="true" table:show-details="true"/>
                <table:data-pilot-member table:name="1758" table:display="true" table:show-details="true"/>
                <table:data-pilot-member table:name="1759" table:display="true" table:show-details="true"/>
                <table:data-pilot-member table:name="1760" table:display="true" table:show-details="true"/>
                <table:data-pilot-member table:name="1761" table:display="true" table:show-details="true"/>
                <table:data-pilot-member table:name="1762" table:display="true" table:show-details="true"/>
                <table:data-pilot-member table:name="1763" table:display="true" table:show-details="true"/>
                <table:data-pilot-member table:name="1764" table:display="true" table:show-details="true"/>
                <table:data-pilot-member table:name="1765" table:display="true" table:show-details="true"/>
                <table:data-pilot-member table:name="1766" table:display="true" table:show-details="true"/>
                <table:data-pilot-member table:name="1767" table:display="true" table:show-details="true"/>
                <table:data-pilot-member table:name="1768" table:display="true" table:show-details="true"/>
                <table:data-pilot-member table:name="1769" table:display="true" table:show-details="true"/>
                <table:data-pilot-member table:name="1770" table:display="true" table:show-details="true"/>
                <table:data-pilot-member table:name="1771" table:display="true" table:show-details="true"/>
                <table:data-pilot-member table:name="1772" table:display="true" table:show-details="true"/>
                <table:data-pilot-member table:name="1773" table:display="true" table:show-details="true"/>
                <table:data-pilot-member table:name="1774" table:display="true" table:show-details="true"/>
                <table:data-pilot-member table:name="1775" table:display="true" table:show-details="true"/>
                <table:data-pilot-member table:name="1776" table:display="true" table:show-details="true"/>
                <table:data-pilot-member table:name="1777" table:display="true" table:show-details="true"/>
                <table:data-pilot-member table:name="1778" table:display="true" table:show-details="true"/>
                <table:data-pilot-member table:name="1779" table:display="true" table:show-details="true"/>
                <table:data-pilot-member table:name="1780" table:display="true" table:show-details="true"/>
                <table:data-pilot-member table:name="1781" table:display="true" table:show-details="true"/>
                <table:data-pilot-member table:name="1782" table:display="true" table:show-details="true"/>
                <table:data-pilot-member table:name="1783" table:display="true" table:show-details="true"/>
                <table:data-pilot-member table:name="1784" table:display="true" table:show-details="true"/>
                <table:data-pilot-member table:name="1785" table:display="true" table:show-details="true"/>
                <table:data-pilot-member table:name="1786" table:display="true" table:show-details="true"/>
                <table:data-pilot-member table:name="1787" table:display="true" table:show-details="true"/>
                <table:data-pilot-member table:name="1788" table:display="true" table:show-details="true"/>
                <table:data-pilot-member table:name="1789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1795" table:display="true" table:show-details="true"/>
                <table:data-pilot-member table:name="1796" table:display="true" table:show-details="true"/>
                <table:data-pilot-member table:name="1797" table:display="true" table:show-details="true"/>
                <table:data-pilot-member table:name="1798" table:display="true" table:show-details="true"/>
                <table:data-pilot-member table:name="1799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02" table:display="true" table:show-details="true"/>
                <table:data-pilot-member table:name="1803" table:display="true" table:show-details="true"/>
                <table:data-pilot-member table:name="1804" table:display="true" table:show-details="true"/>
                <table:data-pilot-member table:name="1805" table:display="true" table:show-details="true"/>
                <table:data-pilot-member table:name="1806" table:display="true" table:show-details="true"/>
                <table:data-pilot-member table:name="1807" table:display="true" table:show-details="true"/>
                <table:data-pilot-member table:name="1808" table:display="true" table:show-details="true"/>
                <table:data-pilot-member table:name="1809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13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6" table:display="true" table:show-details="true"/>
                <table:data-pilot-member table:name="1817" table:display="true" table:show-details="true"/>
                <table:data-pilot-member table:name="1818" table:display="true" table:show-details="true"/>
                <table:data-pilot-member table:name="1819" table:display="true" table:show-details="true"/>
                <table:data-pilot-member table:name="1820" table:display="true" table:show-details="true"/>
                <table:data-pilot-member table:name="1821" table:display="true" table:show-details="true"/>
                <table:data-pilot-member table:name="1822" table:display="true" table:show-details="true"/>
                <table:data-pilot-member table:name="1823" table:display="true" table:show-details="true"/>
                <table:data-pilot-member table:name="1824" table:display="true" table:show-details="true"/>
                <table:data-pilot-member table:name="1825" table:display="true" table:show-details="true"/>
                <table:data-pilot-member table:name="1826" table:display="true" table:show-details="true"/>
                <table:data-pilot-member table:name="1827" table:display="true" table:show-details="true"/>
                <table:data-pilot-member table:name="1828" table:display="true" table:show-details="true"/>
                <table:data-pilot-member table:name="1829" table:display="true" table:show-details="true"/>
                <table:data-pilot-member table:name="1830" table:display="true" table:show-details="true"/>
                <table:data-pilot-member table:name="1831" table:display="true" table:show-details="true"/>
                <table:data-pilot-member table:name="1832" table:display="true" table:show-details="true"/>
                <table:data-pilot-member table:name="1833" table:display="true" table:show-details="true"/>
                <table:data-pilot-member table:name="1834" table:display="true" table:show-details="true"/>
                <table:data-pilot-member table:name="1835" table:display="true" table:show-details="true"/>
                <table:data-pilot-member table:name="1836" table:display="true" table:show-details="true"/>
                <table:data-pilot-member table:name="1837" table:display="true" table:show-details="true"/>
                <table:data-pilot-member table:name="1838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41" table:display="true" table:show-details="true"/>
                <table:data-pilot-member table:name="1842" table:display="true" table:show-details="true"/>
                <table:data-pilot-member table:name="1843" table:display="true" table:show-details="true"/>
                <table:data-pilot-member table:name="1844" table:display="true" table:show-details="true"/>
                <table:data-pilot-member table:name="1845" table:display="true" table:show-details="true"/>
                <table:data-pilot-member table:name="1846" table:display="true" table:show-details="true"/>
                <table:data-pilot-member table:name="1847" table:display="true" table:show-details="true"/>
                <table:data-pilot-member table:name="1848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1" table:display="true" table:show-details="true"/>
                <table:data-pilot-member table:name="1852" table:display="true" table:show-details="true"/>
                <table:data-pilot-member table:name="1853" table:display="true" table:show-details="true"/>
                <table:data-pilot-member table:name="1854" table:display="true" table:show-details="true"/>
                <table:data-pilot-member table:name="1855" table:display="true" table:show-details="true"/>
                <table:data-pilot-member table:name="1856" table:display="true" table:show-details="true"/>
                <table:data-pilot-member table:name="1857" table:display="true" table:show-details="true"/>
                <table:data-pilot-member table:name="1858" table:display="true" table:show-details="true"/>
                <table:data-pilot-member table:name="1859" table:display="true" table:show-details="true"/>
                <table:data-pilot-member table:name="1860" table:display="true" table:show-details="true"/>
                <table:data-pilot-member table:name="1861" table:display="true" table:show-details="true"/>
                <table:data-pilot-member table:name="1862" table:display="true" table:show-details="true"/>
                <table:data-pilot-member table:name="1863" table:display="true" table:show-details="true"/>
                <table:data-pilot-member table:name="1864" table:display="true" table:show-details="true"/>
                <table:data-pilot-member table:name="1865" table:display="true" table:show-details="true"/>
                <table:data-pilot-member table:name="1866" table:display="true" table:show-details="true"/>
                <table:data-pilot-member table:name="1867" table:display="true" table:show-details="true"/>
                <table:data-pilot-member table:name="1868" table:display="true" table:show-details="true"/>
                <table:data-pilot-member table:name="1869" table:display="true" table:show-details="true"/>
                <table:data-pilot-member table:name="1870" table:display="true" table:show-details="true"/>
                <table:data-pilot-member table:name="1871" table:display="true" table:show-details="true"/>
                <table:data-pilot-member table:name="1872" table:display="true" table:show-details="true"/>
                <table:data-pilot-member table:name="1873" table:display="true" table:show-details="true"/>
                <table:data-pilot-member table:name="1874" table:display="true" table:show-details="true"/>
                <table:data-pilot-member table:name="1875" table:display="true" table:show-details="true"/>
                <table:data-pilot-member table:name="1876" table:display="true" table:show-details="true"/>
                <table:data-pilot-member table:name="1877" table:display="true" table:show-details="true"/>
                <table:data-pilot-member table:name="1878" table:display="true" table:show-details="true"/>
                <table:data-pilot-member table:name="1879" table:display="true" table:show-details="true"/>
                <table:data-pilot-member table:name="1880" table:display="true" table:show-details="true"/>
                <table:data-pilot-member table:name="1881" table:display="true" table:show-details="true"/>
                <table:data-pilot-member table:name="1882" table:display="true" table:show-details="true"/>
                <table:data-pilot-member table:name="1883" table:display="true" table:show-details="true"/>
                <table:data-pilot-member table:name="1884" table:display="true" table:show-details="true"/>
                <table:data-pilot-member table:name="1885" table:display="true" table:show-details="true"/>
                <table:data-pilot-member table:name="1886" table:display="true" table:show-details="true"/>
                <table:data-pilot-member table:name="1887" table:display="true" table:show-details="true"/>
                <table:data-pilot-member table:name="1888" table:display="true" table:show-details="true"/>
                <table:data-pilot-member table:name="1889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893" table:display="true" table:show-details="true"/>
                <table:data-pilot-member table:name="1894" table:display="true" table:show-details="true"/>
                <table:data-pilot-member table:name="1895" table:display="true" table:show-details="true"/>
                <table:data-pilot-member table:name="1896" table:display="true" table:show-details="true"/>
                <table:data-pilot-member table:name="1897" table:display="true" table:show-details="true"/>
                <table:data-pilot-member table:name="1898" table:display="true" table:show-details="true"/>
                <table:data-pilot-member table:name="1899" table:display="true" table:show-details="true"/>
                <table:data-pilot-member table:name="1900" table:display="true" table:show-details="true"/>
                <table:data-pilot-member table:name="1901" table:display="true" table:show-details="true"/>
                <table:data-pilot-member table:name="1902" table:display="true" table:show-details="true"/>
                <table:data-pilot-member table:name="1903" table:display="true" table:show-details="true"/>
                <table:data-pilot-member table:name="1904" table:display="true" table:show-details="true"/>
                <table:data-pilot-member table:name="1905" table:display="true" table:show-details="true"/>
                <table:data-pilot-member table:name="1906" table:display="true" table:show-details="true"/>
                <table:data-pilot-member table:name="1907" table:display="true" table:show-details="true"/>
                <table:data-pilot-member table:name="1908" table:display="true" table:show-details="true"/>
                <table:data-pilot-member table:name="1909" table:display="true" table:show-details="true"/>
                <table:data-pilot-member table:name="1910" table:display="true" table:show-details="true"/>
                <table:data-pilot-member table:name="1911" table:display="true" table:show-details="true"/>
                <table:data-pilot-member table:name="1912" table:display="true" table:show-details="true"/>
                <table:data-pilot-member table:name="1913" table:display="true" table:show-details="true"/>
                <table:data-pilot-member table:name="1914" table:display="true" table:show-details="true"/>
                <table:data-pilot-member table:name="1915" table:display="true" table:show-details="true"/>
                <table:data-pilot-member table:name="1916" table:display="true" table:show-details="true"/>
                <table:data-pilot-member table:name="1917" table:display="true" table:show-details="true"/>
                <table:data-pilot-member table:name="1918" table:display="true" table:show-details="true"/>
                <table:data-pilot-member table:name="1919" table:display="true" table:show-details="true"/>
                <table:data-pilot-member table:name="1920" table:display="true" table:show-details="true"/>
                <table:data-pilot-member table:name="1921" table:display="true" table:show-details="true"/>
                <table:data-pilot-member table:name="1922" table:display="true" table:show-details="true"/>
                <table:data-pilot-member table:name="1923" table:display="true" table:show-details="true"/>
                <table:data-pilot-member table:name="1924" table:display="true" table:show-details="true"/>
                <table:data-pilot-member table:name="1925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28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31" table:display="true" table:show-details="true"/>
                <table:data-pilot-member table:name="1932" table:display="true" table:show-details="true"/>
                <table:data-pilot-member table:name="1933" table:display="true" table:show-details="true"/>
                <table:data-pilot-member table:name="1934" table:display="true" table:show-details="true"/>
                <table:data-pilot-member table:name="1935" table:display="true" table:show-details="true"/>
                <table:data-pilot-member table:name="1936" table:display="true" table:show-details="true"/>
                <table:data-pilot-member table:name="1937" table:display="true" table:show-details="true"/>
                <table:data-pilot-member table:name="1938" table:display="true" table:show-details="true"/>
                <table:data-pilot-member table:name="1939" table:display="true" table:show-details="true"/>
                <table:data-pilot-member table:name="1940" table:display="true" table:show-details="true"/>
                <table:data-pilot-member table:name="1941" table:display="true" table:show-details="true"/>
                <table:data-pilot-member table:name="1942" table:display="true" table:show-details="true"/>
                <table:data-pilot-member table:name="1943" table:display="true" table:show-details="true"/>
                <table:data-pilot-member table:name="1944" table:display="true" table:show-details="true"/>
                <table:data-pilot-member table:name="1945" table:display="true" table:show-details="true"/>
                <table:data-pilot-member table:name="1946" table:display="true" table:show-details="true"/>
                <table:data-pilot-member table:name="1947" table:display="true" table:show-details="true"/>
                <table:data-pilot-member table:name="1948" table:display="true" table:show-details="true"/>
                <table:data-pilot-member table:name="1949" table:display="true" table:show-details="true"/>
                <table:data-pilot-member table:name="1950" table:display="true" table:show-details="true"/>
                <table:data-pilot-member table:name="1951" table:display="true" table:show-details="true"/>
                <table:data-pilot-member table:name="1952" table:display="true" table:show-details="true"/>
                <table:data-pilot-member table:name="1953" table:display="true" table:show-details="true"/>
                <table:data-pilot-member table:name="1954" table:display="true" table:show-details="true"/>
                <table:data-pilot-member table:name="1955" table:display="true" table:show-details="true"/>
                <table:data-pilot-member table:name="1956" table:display="true" table:show-details="true"/>
                <table:data-pilot-member table:name="1957" table:display="true" table:show-details="true"/>
                <table:data-pilot-member table:name="1958" table:display="true" table:show-details="true"/>
                <table:data-pilot-member table:name="1959" table:display="true" table:show-details="true"/>
                <table:data-pilot-member table:name="1960" table:display="true" table:show-details="true"/>
                <table:data-pilot-member table:name="1961" table:display="true" table:show-details="true"/>
                <table:data-pilot-member table:name="1962" table:display="true" table:show-details="true"/>
                <table:data-pilot-member table:name="1963" table:display="true" table:show-details="true"/>
                <table:data-pilot-member table:name="1964" table:display="true" table:show-details="true"/>
                <table:data-pilot-member table:name="1965" table:display="true" table:show-details="true"/>
                <table:data-pilot-member table:name="1966" table:display="true" table:show-details="true"/>
                <table:data-pilot-member table:name="1967" table:display="true" table:show-details="true"/>
                <table:data-pilot-member table:name="1968" table:display="true" table:show-details="true"/>
                <table:data-pilot-member table:name="1969" table:display="true" table:show-details="true"/>
                <table:data-pilot-member table:name="1970" table:display="true" table:show-details="true"/>
                <table:data-pilot-member table:name="1971" table:display="true" table:show-details="true"/>
                <table:data-pilot-member table:name="1972" table:display="true" table:show-details="true"/>
                <table:data-pilot-member table:name="1973" table:display="true" table:show-details="true"/>
                <table:data-pilot-member table:name="1974" table:display="true" table:show-details="true"/>
                <table:data-pilot-member table:name="1975" table:display="true" table:show-details="true"/>
                <table:data-pilot-member table:name="1976" table:display="true" table:show-details="true"/>
                <table:data-pilot-member table:name="1977" table:display="true" table:show-details="true"/>
                <table:data-pilot-member table:name="1978" table:display="true" table:show-details="true"/>
                <table:data-pilot-member table:name="1979" table:display="true" table:show-details="true"/>
                <table:data-pilot-member table:name="1980" table:display="true" table:show-details="true"/>
                <table:data-pilot-member table:name="1981" table:display="true" table:show-details="true"/>
                <table:data-pilot-member table:name="1982" table:display="true" table:show-details="true"/>
                <table:data-pilot-member table:name="1983" table:display="true" table:show-details="true"/>
                <table:data-pilot-member table:name="1984" table:display="true" table:show-details="true"/>
                <table:data-pilot-member table:name="1985" table:display="true" table:show-details="true"/>
                <table:data-pilot-member table:name="1986" table:display="true" table:show-details="true"/>
                <table:data-pilot-member table:name="1987" table:display="true" table:show-details="true"/>
                <table:data-pilot-member table:name="1988" table:display="true" table:show-details="true"/>
                <table:data-pilot-member table:name="1989" table:display="true" table:show-details="true"/>
                <table:data-pilot-member table:name="1990" table:display="true" table:show-details="true"/>
                <table:data-pilot-member table:name="1991" table:display="true" table:show-details="true"/>
                <table:data-pilot-member table:name="1992" table:display="true" table:show-details="true"/>
                <table:data-pilot-member table:name="1993" table:display="true" table:show-details="true"/>
                <table:data-pilot-member table:name="1994" table:display="true" table:show-details="true"/>
                <table:data-pilot-member table:name="1995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&gt;27-04-2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source-field-name="StartDate" table:grouped-by="years" table:start="41275" table:end="auto" table:step="0"/>
          </table:data-pilot-field>
          <table:data-pilot-field table:source-field-name="Months" table:orientation="row" table:used-hierarchy="0" table:function="auto">
            <table:data-pilot-level table:show-empty="false">
              <table:data-pilot-members>
                <table:data-pilot-member table:name="&lt;01-01-2013" table:display="true" table:show-details="true"/>
                <table:data-pilot-member table:name="jan" table:display="true" table:show-details="true"/>
                <table:data-pilot-member table:name="feb" table:display="true" table:show-details="true"/>
                <table:data-pilot-member table:name="mrt" table:display="true" table:show-details="true"/>
                <table:data-pilot-member table:name="apr" table:display="true" table:show-details="true"/>
                <table:data-pilot-member table:name="mei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kt" table:display="true" table:show-details="true"/>
                <table:data-pilot-member table:name="nov" table:display="true" table:show-details="true"/>
                <table:data-pilot-member table:name="dec" table:display="true" table:show-details="true"/>
                <table:data-pilot-member table:name="&gt;27-04-2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source-field-name="StartDate" table:grouped-by="months" table:start="41275" table:end="auto" table:step="0"/>
          </table:data-pilot-field>
          <table:data-pilot-field table:source-field-name="StartDate" table:orientation="row" table:used-hierarchy="0" table:function="auto">
            <table:data-pilot-level table:show-empty="false">
              <table:data-pilot-members>
                <table:data-pilot-member table:name="&lt;01-01-2013" table:display="false" table:show-details="true"/>
                <table:data-pilot-member table:name="01-jan" table:display="true" table:show-details="true"/>
                <table:data-pilot-member table:name="02-jan" table:display="true" table:show-details="true"/>
                <table:data-pilot-member table:name="03-jan" table:display="true" table:show-details="true"/>
                <table:data-pilot-member table:name="04-jan" table:display="true" table:show-details="true"/>
                <table:data-pilot-member table:name="05-jan" table:display="true" table:show-details="true"/>
                <table:data-pilot-member table:name="06-jan" table:display="true" table:show-details="true"/>
                <table:data-pilot-member table:name="07-jan" table:display="true" table:show-details="true"/>
                <table:data-pilot-member table:name="08-jan" table:display="true" table:show-details="true"/>
                <table:data-pilot-member table:name="09-jan" table:display="true" table:show-details="true"/>
                <table:data-pilot-member table:name="10-jan" table:display="true" table:show-details="true"/>
                <table:data-pilot-member table:name="11-jan" table:display="true" table:show-details="true"/>
                <table:data-pilot-member table:name="12-jan" table:display="true" table:show-details="true"/>
                <table:data-pilot-member table:name="13-jan" table:display="true" table:show-details="true"/>
                <table:data-pilot-member table:name="14-jan" table:display="true" table:show-details="true"/>
                <table:data-pilot-member table:name="15-jan" table:display="true" table:show-details="true"/>
                <table:data-pilot-member table:name="16-jan" table:display="true" table:show-details="true"/>
                <table:data-pilot-member table:name="17-jan" table:display="true" table:show-details="true"/>
                <table:data-pilot-member table:name="18-jan" table:display="true" table:show-details="true"/>
                <table:data-pilot-member table:name="19-jan" table:display="true" table:show-details="true"/>
                <table:data-pilot-member table:name="20-jan" table:display="true" table:show-details="true"/>
                <table:data-pilot-member table:name="21-jan" table:display="true" table:show-details="true"/>
                <table:data-pilot-member table:name="22-jan" table:display="true" table:show-details="true"/>
                <table:data-pilot-member table:name="23-jan" table:display="true" table:show-details="true"/>
                <table:data-pilot-member table:name="24-jan" table:display="true" table:show-details="true"/>
                <table:data-pilot-member table:name="25-jan" table:display="true" table:show-details="true"/>
                <table:data-pilot-member table:name="26-jan" table:display="true" table:show-details="true"/>
                <table:data-pilot-member table:name="27-jan" table:display="true" table:show-details="true"/>
                <table:data-pilot-member table:name="28-jan" table:display="true" table:show-details="true"/>
                <table:data-pilot-member table:name="29-jan" table:display="true" table:show-details="true"/>
                <table:data-pilot-member table:name="30-jan" table:display="true" table:show-details="true"/>
                <table:data-pilot-member table:name="31-jan" table:display="true" table:show-details="true"/>
                <table:data-pilot-member table:name="01-feb" table:display="true" table:show-details="true"/>
                <table:data-pilot-member table:name="02-feb" table:display="true" table:show-details="true"/>
                <table:data-pilot-member table:name="03-feb" table:display="true" table:show-details="true"/>
                <table:data-pilot-member table:name="04-feb" table:display="true" table:show-details="true"/>
                <table:data-pilot-member table:name="05-feb" table:display="true" table:show-details="true"/>
                <table:data-pilot-member table:name="06-feb" table:display="true" table:show-details="true"/>
                <table:data-pilot-member table:name="07-feb" table:display="true" table:show-details="true"/>
                <table:data-pilot-member table:name="08-feb" table:display="true" table:show-details="true"/>
                <table:data-pilot-member table:name="09-feb" table:display="true" table:show-details="true"/>
                <table:data-pilot-member table:name="10-feb" table:display="true" table:show-details="true"/>
                <table:data-pilot-member table:name="11-feb" table:display="true" table:show-details="true"/>
                <table:data-pilot-member table:name="12-feb" table:display="true" table:show-details="true"/>
                <table:data-pilot-member table:name="13-feb" table:display="true" table:show-details="true"/>
                <table:data-pilot-member table:name="14-feb" table:display="true" table:show-details="true"/>
                <table:data-pilot-member table:name="15-feb" table:display="true" table:show-details="true"/>
                <table:data-pilot-member table:name="16-feb" table:display="true" table:show-details="true"/>
                <table:data-pilot-member table:name="17-feb" table:display="true" table:show-details="true"/>
                <table:data-pilot-member table:name="18-feb" table:display="true" table:show-details="true"/>
                <table:data-pilot-member table:name="19-feb" table:display="true" table:show-details="true"/>
                <table:data-pilot-member table:name="20-feb" table:display="true" table:show-details="true"/>
                <table:data-pilot-member table:name="21-feb" table:display="true" table:show-details="true"/>
                <table:data-pilot-member table:name="22-feb" table:display="true" table:show-details="true"/>
                <table:data-pilot-member table:name="23-feb" table:display="true" table:show-details="true"/>
                <table:data-pilot-member table:name="24-feb" table:display="true" table:show-details="true"/>
                <table:data-pilot-member table:name="25-feb" table:display="true" table:show-details="true"/>
                <table:data-pilot-member table:name="26-feb" table:display="true" table:show-details="true"/>
                <table:data-pilot-member table:name="27-feb" table:display="true" table:show-details="true"/>
                <table:data-pilot-member table:name="28-feb" table:display="true" table:show-details="true"/>
                <table:data-pilot-member table:name="29-feb" table:display="true" table:show-details="true"/>
                <table:data-pilot-member table:name="01-mrt" table:display="true" table:show-details="true"/>
                <table:data-pilot-member table:name="02-mrt" table:display="true" table:show-details="true"/>
                <table:data-pilot-member table:name="03-mrt" table:display="true" table:show-details="true"/>
                <table:data-pilot-member table:name="04-mrt" table:display="true" table:show-details="true"/>
                <table:data-pilot-member table:name="05-mrt" table:display="true" table:show-details="true"/>
                <table:data-pilot-member table:name="06-mrt" table:display="true" table:show-details="true"/>
                <table:data-pilot-member table:name="07-mrt" table:display="true" table:show-details="true"/>
                <table:data-pilot-member table:name="08-mrt" table:display="true" table:show-details="true"/>
                <table:data-pilot-member table:name="09-mrt" table:display="true" table:show-details="true"/>
                <table:data-pilot-member table:name="10-mrt" table:display="true" table:show-details="true"/>
                <table:data-pilot-member table:name="11-mrt" table:display="true" table:show-details="true"/>
                <table:data-pilot-member table:name="12-mrt" table:display="true" table:show-details="true"/>
                <table:data-pilot-member table:name="13-mrt" table:display="true" table:show-details="true"/>
                <table:data-pilot-member table:name="14-mrt" table:display="true" table:show-details="true"/>
                <table:data-pilot-member table:name="15-mrt" table:display="true" table:show-details="true"/>
                <table:data-pilot-member table:name="16-mrt" table:display="true" table:show-details="true"/>
                <table:data-pilot-member table:name="17-mrt" table:display="true" table:show-details="true"/>
                <table:data-pilot-member table:name="18-mrt" table:display="true" table:show-details="true"/>
                <table:data-pilot-member table:name="19-mrt" table:display="true" table:show-details="true"/>
                <table:data-pilot-member table:name="20-mrt" table:display="true" table:show-details="true"/>
                <table:data-pilot-member table:name="21-mrt" table:display="true" table:show-details="true"/>
                <table:data-pilot-member table:name="22-mrt" table:display="true" table:show-details="true"/>
                <table:data-pilot-member table:name="23-mrt" table:display="true" table:show-details="true"/>
                <table:data-pilot-member table:name="24-mrt" table:display="true" table:show-details="true"/>
                <table:data-pilot-member table:name="25-mrt" table:display="true" table:show-details="true"/>
                <table:data-pilot-member table:name="26-mrt" table:display="true" table:show-details="true"/>
                <table:data-pilot-member table:name="27-mrt" table:display="true" table:show-details="true"/>
                <table:data-pilot-member table:name="28-mrt" table:display="true" table:show-details="true"/>
                <table:data-pilot-member table:name="29-mrt" table:display="true" table:show-details="true"/>
                <table:data-pilot-member table:name="30-mrt" table:display="true" table:show-details="true"/>
                <table:data-pilot-member table:name="31-mrt" table:display="true" table:show-details="true"/>
                <table:data-pilot-member table:name="01-apr" table:display="true" table:show-details="true"/>
                <table:data-pilot-member table:name="02-apr" table:display="true" table:show-details="true"/>
                <table:data-pilot-member table:name="03-apr" table:display="true" table:show-details="true"/>
                <table:data-pilot-member table:name="04-apr" table:display="true" table:show-details="true"/>
                <table:data-pilot-member table:name="05-apr" table:display="true" table:show-details="true"/>
                <table:data-pilot-member table:name="06-apr" table:display="true" table:show-details="true"/>
                <table:data-pilot-member table:name="07-apr" table:display="true" table:show-details="true"/>
                <table:data-pilot-member table:name="08-apr" table:display="true" table:show-details="true"/>
                <table:data-pilot-member table:name="09-apr" table:display="true" table:show-details="true"/>
                <table:data-pilot-member table:name="10-apr" table:display="true" table:show-details="true"/>
                <table:data-pilot-member table:name="11-apr" table:display="true" table:show-details="true"/>
                <table:data-pilot-member table:name="12-apr" table:display="true" table:show-details="true"/>
                <table:data-pilot-member table:name="13-apr" table:display="true" table:show-details="true"/>
                <table:data-pilot-member table:name="14-apr" table:display="true" table:show-details="true"/>
                <table:data-pilot-member table:name="15-apr" table:display="true" table:show-details="true"/>
                <table:data-pilot-member table:name="16-apr" table:display="true" table:show-details="true"/>
                <table:data-pilot-member table:name="17-apr" table:display="true" table:show-details="true"/>
                <table:data-pilot-member table:name="18-apr" table:display="true" table:show-details="true"/>
                <table:data-pilot-member table:name="19-apr" table:display="true" table:show-details="true"/>
                <table:data-pilot-member table:name="20-apr" table:display="true" table:show-details="true"/>
                <table:data-pilot-member table:name="21-apr" table:display="true" table:show-details="true"/>
                <table:data-pilot-member table:name="22-apr" table:display="true" table:show-details="true"/>
                <table:data-pilot-member table:name="23-apr" table:display="true" table:show-details="true"/>
                <table:data-pilot-member table:name="24-apr" table:display="true" table:show-details="true"/>
                <table:data-pilot-member table:name="25-apr" table:display="true" table:show-details="true"/>
                <table:data-pilot-member table:name="26-apr" table:display="true" table:show-details="true"/>
                <table:data-pilot-member table:name="27-apr" table:display="true" table:show-details="true"/>
                <table:data-pilot-member table:name="28-apr" table:display="true" table:show-details="true"/>
                <table:data-pilot-member table:name="29-apr" table:display="true" table:show-details="true"/>
                <table:data-pilot-member table:name="30-apr" table:display="true" table:show-details="true"/>
                <table:data-pilot-member table:name="01-mei" table:display="true" table:show-details="true"/>
                <table:data-pilot-member table:name="02-mei" table:display="true" table:show-details="true"/>
                <table:data-pilot-member table:name="03-mei" table:display="true" table:show-details="true"/>
                <table:data-pilot-member table:name="04-mei" table:display="true" table:show-details="true"/>
                <table:data-pilot-member table:name="05-mei" table:display="true" table:show-details="true"/>
                <table:data-pilot-member table:name="06-mei" table:display="true" table:show-details="true"/>
                <table:data-pilot-member table:name="07-mei" table:display="true" table:show-details="true"/>
                <table:data-pilot-member table:name="08-mei" table:display="true" table:show-details="true"/>
                <table:data-pilot-member table:name="09-mei" table:display="true" table:show-details="true"/>
                <table:data-pilot-member table:name="10-mei" table:display="true" table:show-details="true"/>
                <table:data-pilot-member table:name="11-mei" table:display="true" table:show-details="true"/>
                <table:data-pilot-member table:name="12-mei" table:display="true" table:show-details="true"/>
                <table:data-pilot-member table:name="13-mei" table:display="true" table:show-details="true"/>
                <table:data-pilot-member table:name="14-mei" table:display="true" table:show-details="true"/>
                <table:data-pilot-member table:name="15-mei" table:display="true" table:show-details="true"/>
                <table:data-pilot-member table:name="16-mei" table:display="true" table:show-details="true"/>
                <table:data-pilot-member table:name="17-mei" table:display="true" table:show-details="true"/>
                <table:data-pilot-member table:name="18-mei" table:display="true" table:show-details="true"/>
                <table:data-pilot-member table:name="19-mei" table:display="true" table:show-details="true"/>
                <table:data-pilot-member table:name="20-mei" table:display="true" table:show-details="true"/>
                <table:data-pilot-member table:name="21-mei" table:display="true" table:show-details="true"/>
                <table:data-pilot-member table:name="22-mei" table:display="true" table:show-details="true"/>
                <table:data-pilot-member table:name="23-mei" table:display="true" table:show-details="true"/>
                <table:data-pilot-member table:name="24-mei" table:display="true" table:show-details="true"/>
                <table:data-pilot-member table:name="25-mei" table:display="true" table:show-details="true"/>
                <table:data-pilot-member table:name="26-mei" table:display="true" table:show-details="true"/>
                <table:data-pilot-member table:name="27-mei" table:display="true" table:show-details="true"/>
                <table:data-pilot-member table:name="28-mei" table:display="true" table:show-details="true"/>
                <table:data-pilot-member table:name="29-mei" table:display="true" table:show-details="true"/>
                <table:data-pilot-member table:name="30-mei" table:display="true" table:show-details="true"/>
                <table:data-pilot-member table:name="31-mei" table:display="true" table:show-details="true"/>
                <table:data-pilot-member table:name="01-jun" table:display="true" table:show-details="true"/>
                <table:data-pilot-member table:name="02-jun" table:display="true" table:show-details="true"/>
                <table:data-pilot-member table:name="03-jun" table:display="true" table:show-details="true"/>
                <table:data-pilot-member table:name="04-jun" table:display="true" table:show-details="true"/>
                <table:data-pilot-member table:name="05-jun" table:display="true" table:show-details="true"/>
                <table:data-pilot-member table:name="06-jun" table:display="true" table:show-details="true"/>
                <table:data-pilot-member table:name="07-jun" table:display="true" table:show-details="true"/>
                <table:data-pilot-member table:name="08-jun" table:display="true" table:show-details="true"/>
                <table:data-pilot-member table:name="09-jun" table:display="true" table:show-details="true"/>
                <table:data-pilot-member table:name="10-jun" table:display="true" table:show-details="true"/>
                <table:data-pilot-member table:name="11-jun" table:display="true" table:show-details="true"/>
                <table:data-pilot-member table:name="12-jun" table:display="true" table:show-details="true"/>
                <table:data-pilot-member table:name="13-jun" table:display="true" table:show-details="true"/>
                <table:data-pilot-member table:name="14-jun" table:display="true" table:show-details="true"/>
                <table:data-pilot-member table:name="15-jun" table:display="true" table:show-details="true"/>
                <table:data-pilot-member table:name="16-jun" table:display="true" table:show-details="true"/>
                <table:data-pilot-member table:name="17-jun" table:display="true" table:show-details="true"/>
                <table:data-pilot-member table:name="18-jun" table:display="true" table:show-details="true"/>
                <table:data-pilot-member table:name="19-jun" table:display="true" table:show-details="true"/>
                <table:data-pilot-member table:name="20-jun" table:display="true" table:show-details="true"/>
                <table:data-pilot-member table:name="21-jun" table:display="true" table:show-details="true"/>
                <table:data-pilot-member table:name="22-jun" table:display="true" table:show-details="true"/>
                <table:data-pilot-member table:name="23-jun" table:display="true" table:show-details="true"/>
                <table:data-pilot-member table:name="24-jun" table:display="true" table:show-details="true"/>
                <table:data-pilot-member table:name="25-jun" table:display="true" table:show-details="true"/>
                <table:data-pilot-member table:name="26-jun" table:display="true" table:show-details="true"/>
                <table:data-pilot-member table:name="27-jun" table:display="true" table:show-details="true"/>
                <table:data-pilot-member table:name="28-jun" table:display="true" table:show-details="true"/>
                <table:data-pilot-member table:name="29-jun" table:display="true" table:show-details="true"/>
                <table:data-pilot-member table:name="30-jun" table:display="true" table:show-details="true"/>
                <table:data-pilot-member table:name="01-jul" table:display="true" table:show-details="true"/>
                <table:data-pilot-member table:name="02-jul" table:display="true" table:show-details="true"/>
                <table:data-pilot-member table:name="03-jul" table:display="true" table:show-details="true"/>
                <table:data-pilot-member table:name="04-jul" table:display="true" table:show-details="true"/>
                <table:data-pilot-member table:name="05-jul" table:display="true" table:show-details="true"/>
                <table:data-pilot-member table:name="06-jul" table:display="true" table:show-details="true"/>
                <table:data-pilot-member table:name="07-jul" table:display="true" table:show-details="true"/>
                <table:data-pilot-member table:name="08-jul" table:display="true" table:show-details="true"/>
                <table:data-pilot-member table:name="09-jul" table:display="true" table:show-details="true"/>
                <table:data-pilot-member table:name="10-jul" table:display="true" table:show-details="true"/>
                <table:data-pilot-member table:name="11-jul" table:display="true" table:show-details="true"/>
                <table:data-pilot-member table:name="12-jul" table:display="true" table:show-details="true"/>
                <table:data-pilot-member table:name="13-jul" table:display="true" table:show-details="true"/>
                <table:data-pilot-member table:name="14-jul" table:display="true" table:show-details="true"/>
                <table:data-pilot-member table:name="15-jul" table:display="true" table:show-details="true"/>
                <table:data-pilot-member table:name="16-jul" table:display="true" table:show-details="true"/>
                <table:data-pilot-member table:name="17-jul" table:display="true" table:show-details="true"/>
                <table:data-pilot-member table:name="18-jul" table:display="true" table:show-details="true"/>
                <table:data-pilot-member table:name="19-jul" table:display="true" table:show-details="true"/>
                <table:data-pilot-member table:name="20-jul" table:display="true" table:show-details="true"/>
                <table:data-pilot-member table:name="21-jul" table:display="true" table:show-details="true"/>
                <table:data-pilot-member table:name="22-jul" table:display="true" table:show-details="true"/>
                <table:data-pilot-member table:name="23-jul" table:display="true" table:show-details="true"/>
                <table:data-pilot-member table:name="24-jul" table:display="true" table:show-details="true"/>
                <table:data-pilot-member table:name="25-jul" table:display="true" table:show-details="true"/>
                <table:data-pilot-member table:name="26-jul" table:display="true" table:show-details="true"/>
                <table:data-pilot-member table:name="27-jul" table:display="true" table:show-details="true"/>
                <table:data-pilot-member table:name="28-jul" table:display="true" table:show-details="true"/>
                <table:data-pilot-member table:name="29-jul" table:display="true" table:show-details="true"/>
                <table:data-pilot-member table:name="30-jul" table:display="true" table:show-details="true"/>
                <table:data-pilot-member table:name="31-jul" table:display="true" table:show-details="true"/>
                <table:data-pilot-member table:name="01-aug" table:display="true" table:show-details="true"/>
                <table:data-pilot-member table:name="02-aug" table:display="true" table:show-details="true"/>
                <table:data-pilot-member table:name="03-aug" table:display="true" table:show-details="true"/>
                <table:data-pilot-member table:name="04-aug" table:display="true" table:show-details="true"/>
                <table:data-pilot-member table:name="05-aug" table:display="true" table:show-details="true"/>
                <table:data-pilot-member table:name="06-aug" table:display="true" table:show-details="true"/>
                <table:data-pilot-member table:name="07-aug" table:display="true" table:show-details="true"/>
                <table:data-pilot-member table:name="08-aug" table:display="true" table:show-details="true"/>
                <table:data-pilot-member table:name="09-aug" table:display="true" table:show-details="true"/>
                <table:data-pilot-member table:name="10-aug" table:display="true" table:show-details="true"/>
                <table:data-pilot-member table:name="11-aug" table:display="true" table:show-details="true"/>
                <table:data-pilot-member table:name="12-aug" table:display="true" table:show-details="true"/>
                <table:data-pilot-member table:name="13-aug" table:display="true" table:show-details="true"/>
                <table:data-pilot-member table:name="14-aug" table:display="true" table:show-details="true"/>
                <table:data-pilot-member table:name="15-aug" table:display="true" table:show-details="true"/>
                <table:data-pilot-member table:name="16-aug" table:display="true" table:show-details="true"/>
                <table:data-pilot-member table:name="17-aug" table:display="true" table:show-details="true"/>
                <table:data-pilot-member table:name="18-aug" table:display="true" table:show-details="true"/>
                <table:data-pilot-member table:name="19-aug" table:display="true" table:show-details="true"/>
                <table:data-pilot-member table:name="20-aug" table:display="true" table:show-details="true"/>
                <table:data-pilot-member table:name="21-aug" table:display="true" table:show-details="true"/>
                <table:data-pilot-member table:name="22-aug" table:display="true" table:show-details="true"/>
                <table:data-pilot-member table:name="23-aug" table:display="true" table:show-details="true"/>
                <table:data-pilot-member table:name="24-aug" table:display="true" table:show-details="true"/>
                <table:data-pilot-member table:name="25-aug" table:display="true" table:show-details="true"/>
                <table:data-pilot-member table:name="26-aug" table:display="true" table:show-details="true"/>
                <table:data-pilot-member table:name="27-aug" table:display="true" table:show-details="true"/>
                <table:data-pilot-member table:name="28-aug" table:display="true" table:show-details="true"/>
                <table:data-pilot-member table:name="29-aug" table:display="true" table:show-details="true"/>
                <table:data-pilot-member table:name="30-aug" table:display="true" table:show-details="true"/>
                <table:data-pilot-member table:name="31-aug" table:display="true" table:show-details="true"/>
                <table:data-pilot-member table:name="01-sep" table:display="true" table:show-details="true"/>
                <table:data-pilot-member table:name="02-sep" table:display="true" table:show-details="true"/>
                <table:data-pilot-member table:name="03-sep" table:display="true" table:show-details="true"/>
                <table:data-pilot-member table:name="04-sep" table:display="true" table:show-details="true"/>
                <table:data-pilot-member table:name="05-sep" table:display="true" table:show-details="true"/>
                <table:data-pilot-member table:name="06-sep" table:display="true" table:show-details="true"/>
                <table:data-pilot-member table:name="07-sep" table:display="true" table:show-details="true"/>
                <table:data-pilot-member table:name="08-sep" table:display="true" table:show-details="true"/>
                <table:data-pilot-member table:name="09-sep" table:display="true" table:show-details="true"/>
                <table:data-pilot-member table:name="10-sep" table:display="true" table:show-details="true"/>
                <table:data-pilot-member table:name="11-sep" table:display="true" table:show-details="true"/>
                <table:data-pilot-member table:name="12-sep" table:display="true" table:show-details="true"/>
                <table:data-pilot-member table:name="13-sep" table:display="true" table:show-details="true"/>
                <table:data-pilot-member table:name="14-sep" table:display="true" table:show-details="true"/>
                <table:data-pilot-member table:name="15-sep" table:display="true" table:show-details="true"/>
                <table:data-pilot-member table:name="16-sep" table:display="true" table:show-details="true"/>
                <table:data-pilot-member table:name="17-sep" table:display="true" table:show-details="true"/>
                <table:data-pilot-member table:name="18-sep" table:display="true" table:show-details="true"/>
                <table:data-pilot-member table:name="19-sep" table:display="true" table:show-details="true"/>
                <table:data-pilot-member table:name="20-sep" table:display="true" table:show-details="true"/>
                <table:data-pilot-member table:name="21-sep" table:display="true" table:show-details="true"/>
                <table:data-pilot-member table:name="22-sep" table:display="true" table:show-details="true"/>
                <table:data-pilot-member table:name="23-sep" table:display="true" table:show-details="true"/>
                <table:data-pilot-member table:name="24-sep" table:display="true" table:show-details="true"/>
                <table:data-pilot-member table:name="25-sep" table:display="true" table:show-details="true"/>
                <table:data-pilot-member table:name="26-sep" table:display="true" table:show-details="true"/>
                <table:data-pilot-member table:name="27-sep" table:display="true" table:show-details="true"/>
                <table:data-pilot-member table:name="28-sep" table:display="true" table:show-details="true"/>
                <table:data-pilot-member table:name="29-sep" table:display="true" table:show-details="true"/>
                <table:data-pilot-member table:name="30-sep" table:display="true" table:show-details="true"/>
                <table:data-pilot-member table:name="01-okt" table:display="true" table:show-details="true"/>
                <table:data-pilot-member table:name="02-okt" table:display="true" table:show-details="true"/>
                <table:data-pilot-member table:name="03-okt" table:display="true" table:show-details="true"/>
                <table:data-pilot-member table:name="04-okt" table:display="true" table:show-details="true"/>
                <table:data-pilot-member table:name="05-okt" table:display="true" table:show-details="true"/>
                <table:data-pilot-member table:name="06-okt" table:display="true" table:show-details="true"/>
                <table:data-pilot-member table:name="07-okt" table:display="true" table:show-details="true"/>
                <table:data-pilot-member table:name="08-okt" table:display="true" table:show-details="true"/>
                <table:data-pilot-member table:name="09-okt" table:display="true" table:show-details="true"/>
                <table:data-pilot-member table:name="10-okt" table:display="true" table:show-details="true"/>
                <table:data-pilot-member table:name="11-okt" table:display="true" table:show-details="true"/>
                <table:data-pilot-member table:name="12-okt" table:display="true" table:show-details="true"/>
                <table:data-pilot-member table:name="13-okt" table:display="true" table:show-details="true"/>
                <table:data-pilot-member table:name="14-okt" table:display="true" table:show-details="true"/>
                <table:data-pilot-member table:name="15-okt" table:display="true" table:show-details="true"/>
                <table:data-pilot-member table:name="16-okt" table:display="true" table:show-details="true"/>
                <table:data-pilot-member table:name="17-okt" table:display="true" table:show-details="true"/>
                <table:data-pilot-member table:name="18-okt" table:display="true" table:show-details="true"/>
                <table:data-pilot-member table:name="19-okt" table:display="true" table:show-details="true"/>
                <table:data-pilot-member table:name="20-okt" table:display="true" table:show-details="true"/>
                <table:data-pilot-member table:name="21-okt" table:display="true" table:show-details="true"/>
                <table:data-pilot-member table:name="22-okt" table:display="true" table:show-details="true"/>
                <table:data-pilot-member table:name="23-okt" table:display="true" table:show-details="true"/>
                <table:data-pilot-member table:name="24-okt" table:display="true" table:show-details="true"/>
                <table:data-pilot-member table:name="25-okt" table:display="true" table:show-details="true"/>
                <table:data-pilot-member table:name="26-okt" table:display="true" table:show-details="true"/>
                <table:data-pilot-member table:name="27-okt" table:display="true" table:show-details="true"/>
                <table:data-pilot-member table:name="28-okt" table:display="true" table:show-details="true"/>
                <table:data-pilot-member table:name="29-okt" table:display="true" table:show-details="true"/>
                <table:data-pilot-member table:name="30-okt" table:display="true" table:show-details="true"/>
                <table:data-pilot-member table:name="31-okt" table:display="true" table:show-details="true"/>
                <table:data-pilot-member table:name="01-nov" table:display="true" table:show-details="true"/>
                <table:data-pilot-member table:name="02-nov" table:display="true" table:show-details="true"/>
                <table:data-pilot-member table:name="03-nov" table:display="true" table:show-details="true"/>
                <table:data-pilot-member table:name="04-nov" table:display="true" table:show-details="true"/>
                <table:data-pilot-member table:name="05-nov" table:display="true" table:show-details="true"/>
                <table:data-pilot-member table:name="06-nov" table:display="true" table:show-details="true"/>
                <table:data-pilot-member table:name="07-nov" table:display="true" table:show-details="true"/>
                <table:data-pilot-member table:name="08-nov" table:display="true" table:show-details="true"/>
                <table:data-pilot-member table:name="09-nov" table:display="true" table:show-details="true"/>
                <table:data-pilot-member table:name="10-nov" table:display="true" table:show-details="true"/>
                <table:data-pilot-member table:name="11-nov" table:display="true" table:show-details="true"/>
                <table:data-pilot-member table:name="12-nov" table:display="true" table:show-details="true"/>
                <table:data-pilot-member table:name="13-nov" table:display="true" table:show-details="true"/>
                <table:data-pilot-member table:name="14-nov" table:display="true" table:show-details="true"/>
                <table:data-pilot-member table:name="15-nov" table:display="true" table:show-details="true"/>
                <table:data-pilot-member table:name="16-nov" table:display="true" table:show-details="true"/>
                <table:data-pilot-member table:name="17-nov" table:display="true" table:show-details="true"/>
                <table:data-pilot-member table:name="18-nov" table:display="true" table:show-details="true"/>
                <table:data-pilot-member table:name="19-nov" table:display="true" table:show-details="true"/>
                <table:data-pilot-member table:name="20-nov" table:display="true" table:show-details="true"/>
                <table:data-pilot-member table:name="21-nov" table:display="true" table:show-details="true"/>
                <table:data-pilot-member table:name="22-nov" table:display="true" table:show-details="true"/>
                <table:data-pilot-member table:name="23-nov" table:display="true" table:show-details="true"/>
                <table:data-pilot-member table:name="24-nov" table:display="true" table:show-details="true"/>
                <table:data-pilot-member table:name="25-nov" table:display="true" table:show-details="true"/>
                <table:data-pilot-member table:name="26-nov" table:display="true" table:show-details="true"/>
                <table:data-pilot-member table:name="27-nov" table:display="true" table:show-details="true"/>
                <table:data-pilot-member table:name="28-nov" table:display="true" table:show-details="true"/>
                <table:data-pilot-member table:name="29-nov" table:display="true" table:show-details="true"/>
                <table:data-pilot-member table:name="30-nov" table:display="true" table:show-details="true"/>
                <table:data-pilot-member table:name="01-dec" table:display="true" table:show-details="true"/>
                <table:data-pilot-member table:name="02-dec" table:display="true" table:show-details="true"/>
                <table:data-pilot-member table:name="03-dec" table:display="true" table:show-details="true"/>
                <table:data-pilot-member table:name="04-dec" table:display="true" table:show-details="true"/>
                <table:data-pilot-member table:name="05-dec" table:display="true" table:show-details="true"/>
                <table:data-pilot-member table:name="06-dec" table:display="true" table:show-details="true"/>
                <table:data-pilot-member table:name="07-dec" table:display="true" table:show-details="true"/>
                <table:data-pilot-member table:name="08-dec" table:display="true" table:show-details="true"/>
                <table:data-pilot-member table:name="09-dec" table:display="true" table:show-details="true"/>
                <table:data-pilot-member table:name="10-dec" table:display="true" table:show-details="true"/>
                <table:data-pilot-member table:name="11-dec" table:display="true" table:show-details="true"/>
                <table:data-pilot-member table:name="12-dec" table:display="true" table:show-details="true"/>
                <table:data-pilot-member table:name="13-dec" table:display="true" table:show-details="true"/>
                <table:data-pilot-member table:name="14-dec" table:display="true" table:show-details="true"/>
                <table:data-pilot-member table:name="15-dec" table:display="true" table:show-details="true"/>
                <table:data-pilot-member table:name="16-dec" table:display="true" table:show-details="true"/>
                <table:data-pilot-member table:name="17-dec" table:display="true" table:show-details="true"/>
                <table:data-pilot-member table:name="18-dec" table:display="true" table:show-details="true"/>
                <table:data-pilot-member table:name="19-dec" table:display="true" table:show-details="true"/>
                <table:data-pilot-member table:name="20-dec" table:display="true" table:show-details="true"/>
                <table:data-pilot-member table:name="21-dec" table:display="true" table:show-details="true"/>
                <table:data-pilot-member table:name="22-dec" table:display="true" table:show-details="true"/>
                <table:data-pilot-member table:name="23-dec" table:display="true" table:show-details="true"/>
                <table:data-pilot-member table:name="24-dec" table:display="true" table:show-details="true"/>
                <table:data-pilot-member table:name="25-dec" table:display="true" table:show-details="true"/>
                <table:data-pilot-member table:name="26-dec" table:display="true" table:show-details="true"/>
                <table:data-pilot-member table:name="27-dec" table:display="true" table:show-details="true"/>
                <table:data-pilot-member table:name="28-dec" table:display="true" table:show-details="true"/>
                <table:data-pilot-member table:name="29-dec" table:display="true" table:show-details="true"/>
                <table:data-pilot-member table:name="30-dec" table:display="true" table:show-details="true"/>
                <table:data-pilot-member table:name="31-dec" table:display="true" table:show-details="true"/>
                <table:data-pilot-member table:name="&gt;27-04-2013" table:display="true" table:show-details="true"/>
              </table:data-pilot-members>
              <table:data-pilot-display-info table:enabled="false" table:display-member-mode="from-top" table:member-count="10" table:data-field="TimeSpent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is-group-field="true" table:grouped-by="days" table:start="41275" table:end="auto" table:step="0"/>
          </table:data-pilot-field>
          <table:data-pilot-field table:source-field-name="Employee Name" table:orientation="row" table:used-hierarchy="0" table:function="auto">
            <table:data-pilot-level table:show-empty="false">
              <table:data-pilot-members>
                <table:data-pilot-member table:name="ES" table:display="true" table:show-details="true"/>
                <table:data-pilot-member table:name="FT" table:display="true" table:show-details="true"/>
                <table:data-pilot-member table:name="WJ" table:display="true" table:show-details="true"/>
                <table:data-pilot-member table:name="X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pent" table:orientation="data" table:used-hierarchy="0" table:function="sum">
            <table:data-pilot-level table:show-empty="false">
              <table:data-pilot-members>
                <table:data-pilot-member table:name="00:15:00" table:display="true" table:show-details="true"/>
                <table:data-pilot-member table:name="00:30:00" table:display="true" table:show-details="true"/>
                <table:data-pilot-member table:name="01:00:00" table:display="true" table:show-details="true"/>
                <table:data-pilot-member table:name="01:15:00" table:display="true" table:show-details="true"/>
                <table:data-pilot-member table:name="01:30:00" table:display="true" table:show-details="true"/>
                <table:data-pilot-member table:name="01:45:00" table:display="true" table:show-details="true"/>
                <table:data-pilot-member table:name="02:00:00" table:display="true" table:show-details="true"/>
                <table:data-pilot-member table:name="02:30:00" table:display="true" table:show-details="true"/>
                <table:data-pilot-member table:name="02:45:00" table:display="true" table:show-details="true"/>
                <table:data-pilot-member table:name="03:00:00" table:display="true" table:show-details="true"/>
                <table:data-pilot-member table:name="03:30:00" table:display="true" table:show-details="true"/>
                <table:data-pilot-member table:name="04:00:00" table:display="true" table:show-details="true"/>
                <table:data-pilot-member table:name="04:15:00" table:display="true" table:show-details="true"/>
                <table:data-pilot-member table:name="05:00:00" table:display="true" table:show-details="true"/>
                <table:data-pilot-member table:name="05:30:00" table:display="true" table:show-details="true"/>
                <table:data-pilot-member table:name="06:00:00" table:display="true" table:show-details="true"/>
                <table:data-pilot-member table:name="06:30:00" table:display="true" table:show-details="true"/>
                <table:data-pilot-member table:name="07:00:00" table:display="true" table:show-details="true"/>
                <table:data-pilot-member table:name="07:30:00" table:display="true" table:show-details="true"/>
                <table:data-pilot-member table:name="08:00:00" table:display="true" table:show-details="true"/>
                <table:data-pilot-member table:name="08:30:00" table:display="true" table:show-details="true"/>
                <table:data-pilot-member table:name="11:29: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raaitabel_20_veld" style:display-name="Draaitabel veld" style:family="table-cell" style:parent-style-name="Default"/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  <style:style style:name="Draaitabel_20_categorie" style:display-name="Draaitabel categorie" style:family="table-cell" style:parent-style-name="Default">
      <style:table-cell-properties style:text-align-source="fix" style:repeat-content="false"/>
      <style:paragraph-properties fo:text-align="start"/>
    </style:style>
    <style:style style:name="Draaitabel_20_titel" style:display-name="Draaitabel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raaitabel_20_resultaat" style:display-name="Draaitabel resultaat" style:family="table-cell" style:parent-style-name="Default">
      <style:text-properties fo:font-weight="bold"/>
    </style:style>
    <draw:marker draw:name="Pijlpunten_20_1" draw:display-name="Pijlpunten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-00-0000</text:date>, <text:time style:data-style-name="N2" text:time-value="0000-00-00T15:44:20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y Toth</meta:initial-creator>
    <meta:creation-date>2013-04-27T15:03:51</meta:creation-date>
    <dc:date>2013-04-27T15:48:26</dc:date>
    <dc:creator>Ferry Toth</dc:creator>
    <meta:editing-duration>PT1M56S</meta:editing-duration>
    <meta:editing-cycles>9</meta:editing-cycles>
    <meta:generator>LibreOffice/3.6$Linux_X86_64 LibreOffice_project/360m1$Build-2</meta:generator>
    <meta:document-statistic meta:table-count="3" meta:cell-count="1440" meta:object-count="0"/>
  </office:meta>
</office:document-meta>
</file>